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5.408cm" style:rel-column-width="20847*"/>
    </style:style>
    <style:style style:name="Tabela2.B" style:family="table-column">
      <style:table-column-properties style:column-width="1.803cm" style:rel-column-width="6949*"/>
    </style:style>
    <style:style style:name="Tabela2.C" style:family="table-column">
      <style:table-column-properties style:column-width="7.176cm" style:rel-column-width="27660*"/>
    </style:style>
    <style:style style:name="Tabela2.D" style:family="table-column">
      <style:table-column-properties style:column-width="2.614cm" style:rel-column-width="10079*"/>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3.B1" style:family="table-cell">
      <style:table-cell-properties fo:background-color="#b2b2b2"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style:style>
    <style:style style:name="P2" style:family="paragraph" style:parent-style-name="Text_20_body">
      <style:paragraph-properties fo:margin-left="0cm" fo:margin-right="0cm" fo:margin-top="0cm" fo:margin-bottom="0.212cm" style:contextual-spacing="false" fo:line-height="120%"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letter-spacing="normal"/>
    </style:style>
    <style:style style:name="P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font-size="12pt" fo:letter-spacing="normal" officeooo:rsid="0020c3ed" officeooo:paragraph-rsid="0020c3ed" style:font-size-asian="12pt" style:font-size-complex="12pt"/>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officeooo:paragraph-rsid="0024f9b7" style:font-size-asian="5.25pt" style:font-size-complex="6pt"/>
    </style:style>
    <style:style style:name="P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weight="bold"/>
    </style:style>
    <style:style style:name="P10"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1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12"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14"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0pt" fo:letter-spacing="normal" fo:font-style="normal" fo:font-weight="normal" style:font-size-asian="8.75pt" style:font-size-complex="10pt"/>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38b0cc" style:font-size-asian="12pt" style:font-size-complex="12pt"/>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1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4f9b7" style:font-size-asian="12pt" style:font-size-complex="12pt"/>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7a089" style:font-size-asian="12pt" style:font-size-complex="12pt"/>
    </style:style>
    <style:style style:name="P21"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23" style:family="paragraph" style:parent-style-name="Text_20_body">
      <style:paragraph-properties fo:margin-left="0cm" fo:margin-right="0cm" fo:margin-top="0cm" fo:margin-bottom="0.199cm" style:contextual-spacing="false" fo:line-height="100%" fo:text-align="center" style:justify-single-word="false" fo:orphans="2" fo:widows="2" fo:text-indent="0cm" style:auto-text-indent="false"/>
      <style:text-properties style:font-name="Times New Roman1" fo:font-size="14pt"/>
    </style:style>
    <style:style style:name="P24" style:family="paragraph" style:parent-style-name="Standard">
      <style:paragraph-properties style:line-height-at-least="0.176cm" fo:text-align="center" style:justify-single-word="false" fo:orphans="0" fo:widows="0"/>
      <style:text-properties fo:font-variant="small-caps" fo:font-size="8pt" fo:font-weight="bold" style:font-size-asian="8pt" style:font-weight-asian="bold" style:font-size-complex="8pt"/>
    </style:style>
    <style:style style:name="P25" style:family="paragraph" style:parent-style-name="Standard">
      <style:paragraph-properties style:line-height-at-least="0.176cm" fo:text-align="center" style:justify-single-word="false" fo:orphans="0" fo:widows="0" style:snap-to-layout-grid="false"/>
      <style:text-properties fo:font-variant="small-caps" fo:font-size="8pt" fo:font-weight="bold" style:font-size-asian="8pt" style:font-weight-asian="bold" style:font-size-complex="8pt"/>
    </style:style>
    <style:style style:name="P26"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style:font-size-asian="9pt" style:font-weight-asian="bold" style:font-size-complex="9pt" style:font-weight-complex="bold"/>
    </style:style>
    <style:style style:name="P27"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style:style>
    <style:style style:name="P28" style:family="paragraph" style:parent-style-name="Text_20_body">
      <style:paragraph-properties fo:margin-left="0.464cm" fo:margin-right="0cm" fo:margin-top="0cm" fo:margin-bottom="0cm" style:contextual-spacing="false" fo:line-height="100%" fo:text-align="justify" style:justify-single-word="false" fo:orphans="2" fo:widows="2" fo:text-indent="-0.381cm" style:auto-text-indent="false">
        <style:tab-stops>
          <style:tab-stop style:position="0.067cm"/>
        </style:tab-stops>
      </style:paragraph-properties>
      <style:text-properties officeooo:paragraph-rsid="002cba3b"/>
    </style:style>
    <style:style style:name="P29" style:family="paragraph" style:parent-style-name="Table_20_Contents">
      <style:paragraph-properties fo:margin-top="0cm" fo:margin-bottom="0.199cm" style:contextual-spacing="false" fo:text-align="center" style:justify-single-word="false"/>
      <style:text-properties style:font-name="Times New Roman1" fo:font-size="12pt" style:font-size-asian="12pt" style:font-size-complex="12pt"/>
    </style:style>
    <style:style style:name="P30"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1pt"/>
    </style:style>
    <style:style style:name="P31"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style:font-size-asian="12pt" style:font-size-complex="12pt"/>
    </style:style>
    <style:style style:name="P3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1pt"/>
    </style:style>
    <style:style style:name="P3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1pt" officeooo:paragraph-rsid="0020c3ed"/>
    </style:style>
    <style:style style:name="P3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1pt"/>
    </style:style>
    <style:style style:name="P35" style:family="paragraph" style:parent-style-name="Text_20_body">
      <style:paragraph-properties fo:margin-left="0.464cm" fo:margin-right="0cm" fo:margin-top="0cm" fo:margin-bottom="0.199cm" style:contextual-spacing="false" style:line-height-at-least="0.176cm" fo:text-align="justify" style:justify-single-word="false" fo:orphans="2" fo:widows="2" fo:text-indent="0cm" style:auto-text-indent="false"/>
      <style:text-properties officeooo:paragraph-rsid="002cba3b"/>
    </style:style>
    <style:style style:name="P36" style:family="paragraph" style:parent-style-name="Text_20_body">
      <style:paragraph-properties fo:margin-left="0cm" fo:margin-right="0.212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37" style:family="paragraph" style:parent-style-name="Text_20_body">
      <style:paragraph-properties fo:margin-left="0.148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38b0cc" style:font-size-asian="12pt" style:font-size-complex="12pt"/>
    </style:style>
    <style:style style:name="P38" style:family="paragraph" style:parent-style-name="Text_20_body">
      <style:paragraph-properties fo:margin-left="-0.026cm" fo:margin-right="-0.044cm" fo:margin-top="0cm" fo:margin-bottom="0.199cm" style:contextual-spacing="false" style:line-height-at-least="0.176cm"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style:text-underline-style="none" fo:font-weight="normal" officeooo:paragraph-rsid="002cba3b" style:font-size-asian="12pt" style:font-style-asian="normal" style:font-weight-asian="normal" style:font-name-complex="Times New Roman" style:font-size-complex="12pt" style:font-weight-complex="normal" fo:hyphenate="false" fo:hyphenation-remain-char-count="2" fo:hyphenation-push-char-count="2"/>
    </style:style>
    <style:style style:name="P39" style:family="paragraph" style:parent-style-name="Text_20_body">
      <style:paragraph-properties fo:margin-left="-0.016cm" fo:margin-right="0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40" style:family="paragraph" style:parent-style-name="Text_20_body">
      <style:paragraph-properties fo:margin-left="0.464cm" fo:margin-right="-0.044cm" fo:margin-top="0cm" fo:margin-bottom="0.199cm" style:contextual-spacing="false" style:line-height-at-least="0.176cm"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fo:hyphenate="false" fo:hyphenation-remain-char-count="2" fo:hyphenation-push-char-count="2"/>
    </style:style>
    <style:style style:name="P41" style:family="paragraph" style:parent-style-name="Text_20_body">
      <style:paragraph-properties fo:margin-left="0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42" style:family="paragraph" style:parent-style-name="Text_20_body">
      <style:paragraph-properties fo:margin-left="0cm" fo:margin-right="-0.101cm" fo:margin-top="0cm" fo:margin-bottom="0.199cm" style:contextual-spacing="false" style:line-height-at-least="0.176cm" fo:text-align="justify" style:justify-single-word="false" fo:orphans="2" fo:widows="2" fo:hyphenation-ladder-count="no-limit" fo:text-indent="-0.016cm" style:auto-text-indent="false" style:text-autospace="ideograph-alpha" style:punctuation-wrap="hanging" style:line-break="strict" style:writing-mode="lr-tb"/>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fo:hyphenate="false" fo:hyphenation-remain-char-count="2" fo:hyphenation-push-char-count="2"/>
    </style:style>
    <style:style style:name="P43" style:family="paragraph" style:parent-style-name="Text_20_body">
      <style:paragraph-properties fo:margin-left="0.513cm" fo:margin-right="-0.101cm" fo:margin-top="0cm" fo:margin-bottom="0.199cm" style:contextual-spacing="false" style:line-height-at-least="0.176cm" fo:text-align="justify" style:justify-single-word="false" fo:orphans="2" fo:widows="2" fo:text-indent="0.016cm" style:auto-text-indent="false"/>
      <style:text-properties officeooo:paragraph-rsid="002cba3b"/>
    </style:style>
    <style:style style:name="P44" style:family="paragraph" style:parent-style-name="Text_20_body">
      <style:paragraph-properties fo:margin-left="0.496cm" fo:margin-right="0.011cm" fo:margin-top="0cm" fo:margin-bottom="0.199cm" style:contextual-spacing="false" style:line-height-at-least="0.176cm" fo:text-align="justify" style:justify-single-word="false" fo:orphans="2" fo:widows="2" fo:text-indent="0cm" style:auto-text-indent="false"/>
      <style:text-properties officeooo:paragraph-rsid="002cba3b"/>
    </style:style>
    <style:style style:name="P45" style:family="paragraph" style:parent-style-name="Text_20_body">
      <style:paragraph-properties fo:margin-left="0.496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46" style:family="paragraph" style:parent-style-name="Text_20_body">
      <style:paragraph-properties fo:margin-left="0.496cm" fo:margin-right="0.011cm" fo:margin-top="0cm" fo:margin-bottom="0.199cm" style:contextual-spacing="false" style:line-height-at-least="0.176cm" fo:text-align="justify" style:justify-single-word="false" fo:orphans="2" fo:widows="2" fo:text-indent="0cm" style:auto-text-indent="false"/>
      <style:text-properties style:font-name="Times New Roman" fo:font-size="12pt" officeooo:paragraph-rsid="002cba3b" style:font-size-asian="12pt" style:font-size-complex="12pt"/>
    </style:style>
    <style:style style:name="P47" style:family="paragraph" style:parent-style-name="Text_20_body">
      <style:paragraph-properties fo:margin-left="0.034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48" style:family="paragraph" style:parent-style-name="Text_20_body">
      <style:paragraph-properties fo:margin-left="-0.034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49" style:family="paragraph" style:parent-style-name="Text_20_body">
      <style:paragraph-properties fo:margin-left="0.48cm" fo:margin-right="0.011cm" fo:margin-top="0cm" fo:margin-bottom="0.199cm" style:contextual-spacing="false" style:line-height-at-least="0.176cm" fo:text-align="justify" style:justify-single-word="false" fo:orphans="2" fo:widows="2" fo:text-indent="0cm" style:auto-text-indent="false"/>
      <style:text-properties officeooo:paragraph-rsid="002cba3b"/>
    </style:style>
    <style:style style:name="P50" style:family="paragraph" style:parent-style-name="Text_20_body">
      <style:paragraph-properties fo:margin-left="0.446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51" style:family="paragraph" style:parent-style-name="Text_20_body">
      <style:paragraph-properties fo:margin-left="0.446cm" fo:margin-right="0.011cm" fo:margin-top="0cm" fo:margin-bottom="0.199cm" style:contextual-spacing="false" style:line-height-at-least="0.176cm" fo:text-align="justify" style:justify-single-word="false" fo:orphans="2" fo:widows="2" fo:text-indent="0cm" style:auto-text-indent="false"/>
      <style:text-properties officeooo:paragraph-rsid="003a7e68"/>
    </style:style>
    <style:style style:name="P52" style:family="paragraph" style:parent-style-name="Text_20_body">
      <style:paragraph-properties fo:margin-left="-0.116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53" style:family="paragraph" style:parent-style-name="Text_20_body">
      <style:paragraph-properties fo:margin-left="0.464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2cba3b" style:font-size-asian="12pt" style:font-style-asian="normal" style:font-weight-asian="normal" style:font-name-complex="Times New Roman" style:font-size-complex="12pt"/>
    </style:style>
    <style:style style:name="P54" style:family="paragraph" style:parent-style-name="Text_20_body">
      <style:paragraph-properties fo:margin-left="0.464cm" fo:margin-right="0.011cm" fo:margin-top="0cm" fo:margin-bottom="0.199cm" style:contextual-spacing="false" style:line-height-at-least="0.176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name-complex="Times New Roman" style:font-size-complex="12pt" style:font-weight-complex="bold"/>
    </style:style>
    <style:style style:name="P55" style:family="paragraph" style:parent-style-name="Text_20_body">
      <style:paragraph-properties fo:margin-left="0.464cm" fo:margin-right="0.011cm" fo:margin-top="0cm" fo:margin-bottom="0.199cm" style:contextual-spacing="false" style:line-height-at-least="0.176cm" fo:text-align="justify" style:justify-single-word="false" fo:orphans="2" fo:widows="2" fo:text-indent="0cm" style:auto-text-indent="false"/>
      <style:text-properties style:font-name="Times New Roman" fo:font-size="12pt" officeooo:paragraph-rsid="002cba3b" style:font-size-asian="12pt" style:font-size-complex="12pt"/>
    </style:style>
    <style:style style:name="P56" style:family="paragraph" style:parent-style-name="Text_20_body">
      <style:paragraph-properties fo:margin-left="0.464cm" fo:margin-right="0.011cm" fo:margin-top="0cm" fo:margin-bottom="0.199cm" style:contextual-spacing="false" style:line-height-at-least="0.176cm" fo:text-align="justify" style:justify-single-word="false" fo:orphans="2" fo:widows="2" fo:text-indent="0cm" style:auto-text-indent="false"/>
      <style:text-properties style:font-name="Times New Roman" fo:font-size="12pt" officeooo:paragraph-rsid="002cba3b" style:font-size-asian="12pt" style:font-name-complex="Times New Roman" style:font-size-complex="12pt"/>
    </style:style>
    <style:style style:name="P57" style:family="paragraph" style:parent-style-name="Standard">
      <style:paragraph-properties style:line-height-at-least="0.176cm" fo:text-align="center" style:justify-single-word="false" fo:orphans="0" fo:widows="0" style:snap-to-layout-grid="false"/>
      <style:text-properties fo:font-variant="small-caps" fo:font-size="8pt" fo:font-weight="bold" officeooo:paragraph-rsid="004bab06" style:font-size-asian="8pt" style:font-weight-asian="bold" style:font-size-complex="8pt"/>
    </style:style>
    <style:style style:name="P58" style:family="paragraph" style:parent-style-name="Standard">
      <style:paragraph-properties style:line-height-at-least="0.176cm" fo:text-align="center" style:justify-single-word="false" fo:orphans="0" fo:widows="0"/>
      <style:text-properties fo:font-variant="small-caps" fo:font-size="8pt" fo:font-weight="bold" officeooo:paragraph-rsid="004bab06" style:font-size-asian="8pt" style:font-weight-asian="bold" style:font-size-complex="8pt"/>
    </style:style>
    <style:style style:name="P59"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officeooo:paragraph-rsid="004bab06" style:font-size-asian="9pt" style:font-weight-asian="bold" style:font-size-complex="9pt" style:font-weight-complex="bold"/>
    </style:style>
    <style:style style:name="P60"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style:font-name="Times New Roman" fo:font-size="12pt" style:font-size-asian="12pt" style:font-size-complex="12pt"/>
    </style:style>
    <style:style style:name="P61"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style:font-size-asian="12pt" style:font-size-complex="12pt"/>
    </style:style>
    <style:style style:name="P62"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63"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style:font-name="Times New Roman" fo:font-size="12pt" officeooo:paragraph-rsid="003a7e68" style:font-size-asian="12pt" style:font-size-complex="12pt"/>
    </style:style>
    <style:style style:name="P64"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style:font-name="Times New Roman" fo:font-size="12pt" officeooo:paragraph-rsid="003c6855" style:font-size-asian="12pt" style:font-size-complex="12pt"/>
    </style:style>
    <style:style style:name="P65"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style:font-name="Times New Roman" fo:font-size="12pt" officeooo:paragraph-rsid="00457f10" style:font-size-asian="12pt" style:font-size-complex="12pt"/>
    </style:style>
    <style:style style:name="P6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67"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6pt" fo:letter-spacing="normal" fo:font-style="normal" fo:font-weight="bold" officeooo:rsid="003a7e68" officeooo:paragraph-rsid="002cba3b" style:font-size-asian="5.25pt" style:font-weight-asian="bold" style:font-size-complex="6pt" style:font-weight-complex="bold"/>
    </style:style>
    <style:style style:name="P68"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bold" officeooo:paragraph-rsid="0049d5a2"/>
    </style:style>
    <style:style style:name="P69"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bold" officeooo:paragraph-rsid="0049d5a2"/>
    </style:style>
    <style:style style:name="P70"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bold" officeooo:paragraph-rsid="004bab06"/>
    </style:style>
    <style:style style:name="P71"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49d5a2" officeooo:paragraph-rsid="0049d5a2"/>
    </style:style>
    <style:style style:name="P72"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0pt" fo:letter-spacing="normal" fo:font-style="normal" fo:font-weight="normal" style:font-size-asian="8.75pt" style:font-size-complex="10pt"/>
    </style:style>
    <style:style style:name="P73" style:family="paragraph" style:parent-style-name="Text_20_body" style:list-style-name="L4" style:master-page-name="">
      <style:paragraph-properties fo:margin-left="0cm" fo:margin-right="0cm" fo:margin-top="0cm" fo:margin-bottom="0.199cm" style:contextual-spacing="false" fo:line-height="100%" fo:text-align="justify" style:justify-single-word="false" fo:orphans="2" fo:widows="2" fo:text-indent="-0.021cm" style:auto-text-indent="false" style:page-number="auto">
        <style:tab-stops>
          <style:tab-stop style:position="0.062cm"/>
          <style:tab-stop style:position="0.508cm"/>
        </style:tab-stops>
      </style:paragraph-properties>
      <style:text-properties style:font-name="Times New Roman" fo:font-size="12pt" officeooo:paragraph-rsid="003594f2" style:font-size-asian="12pt" style:font-size-complex="12pt"/>
    </style:style>
    <style:style style:name="P74" style:family="paragraph" style:parent-style-name="Text_20_body" style:list-style-name="L4">
      <style:paragraph-properties fo:margin-left="0cm" fo:margin-right="0cm" fo:margin-top="0cm" fo:margin-bottom="0.199cm" style:contextual-spacing="false" fo:line-height="100%" fo:text-align="justify" style:justify-single-word="false" fo:orphans="2" fo:widows="2" fo:text-indent="-0.021cm" style:auto-text-indent="false">
        <style:tab-stops>
          <style:tab-stop style:position="0.062cm"/>
          <style:tab-stop style:position="0.508cm"/>
        </style:tab-stops>
      </style:paragraph-properties>
      <style:text-properties style:font-name="Times New Roman" fo:font-size="12pt" officeooo:paragraph-rsid="003594f2" style:font-size-asian="12pt" style:font-size-complex="12pt"/>
    </style:style>
    <style:style style:name="P75" style:family="paragraph" style:parent-style-name="Text_20_body" style:list-style-name="L4">
      <style:paragraph-properties fo:margin-left="0cm" fo:margin-right="0cm" fo:margin-top="0cm" fo:margin-bottom="0.199cm" style:contextual-spacing="false" fo:line-height="100%" fo:text-align="justify" style:justify-single-word="false" fo:orphans="2" fo:widows="2" fo:text-indent="-0.021cm" style:auto-text-indent="false">
        <style:tab-stops>
          <style:tab-stop style:position="0.062cm"/>
          <style:tab-stop style:position="0.508cm"/>
        </style:tab-stops>
      </style:paragraph-properties>
      <style:text-properties style:font-name="Times New Roman" fo:font-size="12pt" officeooo:paragraph-rsid="003a7e68" style:font-size-asian="12pt" style:font-size-complex="12pt"/>
    </style:style>
    <style:style style:name="P76" style:family="paragraph" style:parent-style-name="Text_20_body" style:list-style-name="L4">
      <style:paragraph-properties fo:margin-left="0cm" fo:margin-right="0cm" fo:margin-top="0cm" fo:margin-bottom="0.199cm" style:contextual-spacing="false" fo:line-height="100%" fo:text-align="justify" style:justify-single-word="false" fo:orphans="2" fo:widows="2" fo:text-indent="-0.021cm" style:auto-text-indent="false">
        <style:tab-stops>
          <style:tab-stop style:position="0.062cm"/>
          <style:tab-stop style:position="0.508cm"/>
        </style:tab-stops>
      </style:paragraph-properties>
      <style:text-properties officeooo:paragraph-rsid="003a7e68"/>
    </style:style>
    <style:style style:name="P77" style:family="paragraph" style:parent-style-name="Text_20_body" style:list-style-name="L4">
      <style:paragraph-properties fo:margin-left="0cm" fo:margin-right="0cm" fo:margin-top="0cm" fo:margin-bottom="0.199cm" style:contextual-spacing="false" fo:line-height="100%" fo:text-align="justify" style:justify-single-word="false" fo:orphans="2" fo:widows="2" fo:text-indent="-0.021cm" style:auto-text-indent="false">
        <style:tab-stops>
          <style:tab-stop style:position="0.062cm"/>
          <style:tab-stop style:position="0.508cm"/>
        </style:tab-stops>
      </style:paragraph-properties>
      <style:text-properties fo:font-variant="normal" fo:text-transform="none" fo:color="#000000" style:font-name="Times New Roman" fo:font-size="12pt" fo:letter-spacing="normal" fo:font-style="normal" fo:font-weight="normal" officeooo:paragraph-rsid="003a7e68" style:font-size-asian="12pt" style:font-size-complex="12pt"/>
    </style:style>
    <style:style style:name="P78" style:family="paragraph" style:parent-style-name="Text_20_body" style:list-style-name="L4"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cc0066" style:font-name="Times New Roman" fo:font-size="12pt" officeooo:paragraph-rsid="003594f2" style:font-size-asian="12pt" style:font-size-complex="12pt"/>
    </style:style>
    <style:style style:name="P79" style:family="paragraph" style:parent-style-name="Text_20_body" style:list-style-name="L4">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cc0066" style:font-name="Times New Roman" fo:font-size="12pt" officeooo:paragraph-rsid="003594f2" style:font-size-asian="12pt" style:font-size-complex="12pt"/>
    </style:style>
    <style:style style:name="P80"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464cm"/>
        </style:tab-stops>
      </style:paragraph-properties>
      <style:text-properties officeooo:paragraph-rsid="00457f10"/>
    </style:style>
    <style:style style:name="P81" style:family="paragraph" style:parent-style-name="Text_20_body">
      <style:paragraph-properties fo:margin-left="0.148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376855" officeooo:paragraph-rsid="0038b0cc" style:font-size-asian="12pt" style:font-size-complex="12pt"/>
    </style:style>
    <style:style style:name="T1" style:family="text">
      <style:text-properties style:font-name="Times New Roman1" fo:font-style="normal" fo:font-weight="bold" style:font-weight-asian="bold" style:font-weight-complex="bold"/>
    </style:style>
    <style:style style:name="T2" style:family="text">
      <style:text-properties style:font-name="Times New Roman1" fo:font-style="normal" fo:font-weight="bold" officeooo:rsid="003a7e68" style:font-weight-asian="bold" style:font-weight-complex="bold"/>
    </style:style>
    <style:style style:name="T3" style:family="text">
      <style:text-properties style:font-name="Times New Roman1" fo:font-style="normal" fo:font-weight="bold" officeooo:rsid="0024f9b7" style:font-weight-asian="bold" style:font-weight-complex="bold"/>
    </style:style>
    <style:style style:name="T4" style:family="text">
      <style:text-properties style:font-name="Times New Roman1" fo:font-style="normal" fo:font-weight="normal"/>
    </style:style>
    <style:style style:name="T5" style:family="text">
      <style:text-properties style:font-name="Times New Roman1" fo:font-size="14pt" fo:font-style="normal" fo:font-weight="bold" style:font-size-asian="14pt" style:font-weight-asian="bold" style:font-size-complex="14pt" style:font-weight-complex="bold"/>
    </style:style>
    <style:style style:name="T6" style:family="text">
      <style:text-properties style:font-name="Times New Roman1" fo:font-size="12pt" fo:font-style="normal" fo:font-weight="bold" style:font-size-asian="12pt" style:font-weight-asian="bold" style:font-size-complex="12pt" style:font-weight-complex="bold"/>
    </style:style>
    <style:style style:name="T7" style:family="text">
      <style:text-properties style:font-name="Times New Roman1" fo:font-size="12pt" fo:font-style="normal" fo:font-weight="normal" style:font-size-asian="12pt" style:font-size-complex="12pt"/>
    </style:style>
    <style:style style:name="T8" style:family="text">
      <style:text-properties fo:font-variant="normal" fo:text-transform="none" fo:color="#000000" style:font-name="Times New Roman1" fo:font-size="14pt" fo:letter-spacing="normal" fo:font-style="normal" style:font-weight-asian="bold" style:font-weight-complex="bold"/>
    </style:style>
    <style:style style:name="T9"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000000" style:font-name="Times New Roman1"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style:font-name="Times New Roman1" fo:font-size="6pt" fo:letter-spacing="normal" fo:font-style="normal" fo:font-weight="bold" style:font-size-asian="5.25pt" style:font-size-complex="6pt"/>
    </style:style>
    <style:style style:name="T12" style:family="text">
      <style:text-properties fo:font-variant="normal" fo:text-transform="none" fo:color="#000000" style:font-name="Times New Roman1" fo:font-size="4pt" fo:letter-spacing="normal" fo:font-style="normal" fo:font-weight="bold" style:font-size-asian="3.5pt" style:font-size-complex="4pt"/>
    </style:style>
    <style:style style:name="T13" style:family="text">
      <style:text-properties fo:font-variant="normal" fo:text-transform="none" fo:color="#000000" style:font-name="Times New Roman1" fo:font-size="12pt" fo:letter-spacing="normal" fo:font-style="normal" fo:font-weight="normal" style:font-size-asian="12pt" style:font-size-complex="12pt"/>
    </style:style>
    <style:style style:name="T14"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5"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17" style:family="text">
      <style:text-properties fo:font-variant="normal" fo:text-transform="none" fo:color="#000000" style:font-name="Times New Roman1" fo:font-size="12pt" fo:letter-spacing="normal" fo:font-style="normal" fo:font-weight="bold" officeooo:rsid="0024f9b7" style:font-size-asian="12pt" style:font-weight-asian="bold" style:font-size-complex="12pt" style:font-weight-complex="bold"/>
    </style:style>
    <style:style style:name="T18" style:family="text">
      <style:text-properties fo:font-variant="normal" fo:text-transform="none" fo:color="#000000" style:font-name="Times New Roman1" fo:font-size="12pt" fo:letter-spacing="normal" fo:font-style="normal" fo:font-weight="bold" style:font-size-asian="12pt" style:font-size-complex="12pt"/>
    </style:style>
    <style:style style:name="T19" style:family="text">
      <style:text-properties fo:font-variant="normal" fo:text-transform="none" fo:color="#000000" style:font-name="Times New Roman1" fo:font-size="12pt" fo:letter-spacing="normal" fo:font-style="normal" fo:font-weight="bold" officeooo:rsid="003a7e68" style:font-size-asian="12pt" style:font-size-complex="12pt"/>
    </style:style>
    <style:style style:name="T20"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21" style:family="text">
      <style:text-properties fo:font-variant="normal" fo:text-transform="none" fo:color="#000000" style:font-name="Times New Roman1" fo:font-size="12pt" fo:letter-spacing="normal" fo:font-style="normal" fo:font-weight="bold" officeooo:rsid="0020c3ed" style:font-size-asian="12pt" style:font-size-complex="12pt"/>
    </style:style>
    <style:style style:name="T22" style:family="text">
      <style:text-properties fo:font-variant="normal" fo:text-transform="none" fo:color="#000000" style:font-name="Times New Roman1" fo:font-size="12pt" fo:letter-spacing="normal" fo:font-style="normal" fo:font-weight="bold" officeooo:rsid="004444d9" style:font-size-asian="12pt" style:font-size-complex="12pt"/>
    </style:style>
    <style:style style:name="T2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style:font-name-asian="Times New Roman" style:font-style-asian="normal" style:font-weight-asian="normal" style:font-name-complex="Times New Roman"/>
    </style:style>
    <style:style style:name="T26" style:family="text">
      <style:text-properties fo:font-variant="normal" fo:text-transform="none" fo:color="#000000" fo:letter-spacing="normal" fo:font-style="normal" fo:font-weight="normal" style:font-style-asian="normal" style:font-weight-asian="normal" style:font-name-complex="Times New Roman"/>
    </style:style>
    <style:style style:name="T27" style:family="text">
      <style:text-properties fo:font-variant="normal" fo:text-transform="none" fo:color="#000000" fo:letter-spacing="normal" fo:font-style="normal" fo:font-weight="normal" style:font-weight-asian="normal" style:font-weight-complex="normal"/>
    </style:style>
    <style:style style:name="T28" style:family="text">
      <style:text-properties fo:font-variant="normal" fo:text-transform="none" fo:color="#000000" fo:letter-spacing="normal" fo:font-style="normal" fo:font-weight="normal" officeooo:rsid="00243d9c" style:font-weight-asian="normal" style:font-weight-complex="normal"/>
    </style:style>
    <style:style style:name="T29" style:family="text">
      <style:text-properties fo:font-variant="normal" fo:text-transform="none" fo:color="#000000" fo:letter-spacing="normal" fo:font-style="normal" fo:font-weight="normal" officeooo:rsid="0020c3ed" style:font-weight-asian="normal" style:font-weight-complex="normal"/>
    </style:style>
    <style:style style:name="T30" style:family="text">
      <style:text-properties fo:font-variant="normal" fo:text-transform="none" fo:color="#000000" fo:letter-spacing="normal" fo:font-style="normal" fo:font-weight="normal" officeooo:rsid="00223e32" style:font-weight-asian="normal" style:font-weight-complex="normal"/>
    </style:style>
    <style:style style:name="T31" style:family="text">
      <style:text-properties fo:font-variant="normal" fo:text-transform="none" fo:color="#000000" fo:letter-spacing="normal" fo:font-style="normal" fo:font-weight="normal" officeooo:rsid="0024f462" style:font-weight-asian="normal" style:font-weight-complex="normal"/>
    </style:style>
    <style:style style:name="T32" style:family="text">
      <style:text-properties fo:font-variant="normal" fo:text-transform="none" fo:color="#000000" fo:letter-spacing="normal" fo:font-style="normal" fo:font-weight="normal" officeooo:rsid="0045075a" style:font-weight-asian="normal" style:font-weight-complex="normal"/>
    </style:style>
    <style:style style:name="T33" style:family="text">
      <style:text-properties fo:font-variant="normal" fo:text-transform="none" fo:color="#000000" fo:letter-spacing="normal" fo:font-style="normal" fo:font-weight="normal" officeooo:rsid="00457f10" style:font-weight-asian="normal" style:font-weight-complex="normal"/>
    </style:style>
    <style:style style:name="T34" style:family="text">
      <style:text-properties fo:font-variant="normal" fo:text-transform="none" fo:color="#000000" fo:letter-spacing="normal" fo:font-style="normal" fo:font-weight="normal" officeooo:rsid="0020e2e7"/>
    </style:style>
    <style:style style:name="T35" style:family="text">
      <style:text-properties fo:font-variant="normal" fo:text-transform="none" fo:color="#000000" fo:letter-spacing="normal" fo:font-style="normal" fo:font-weight="normal" officeooo:rsid="0020c3ed"/>
    </style:style>
    <style:style style:name="T36" style:family="text">
      <style:text-properties fo:font-variant="normal" fo:text-transform="none" fo:color="#000000" fo:letter-spacing="normal" fo:font-style="normal" fo:font-weight="normal" officeooo:rsid="00223e32"/>
    </style:style>
    <style:style style:name="T37" style:family="text">
      <style:text-properties fo:font-variant="normal" fo:text-transform="none" fo:color="#000000" fo:letter-spacing="normal" fo:font-style="normal" fo:font-weight="normal" officeooo:rsid="00243d9c"/>
    </style:style>
    <style:style style:name="T38" style:family="text">
      <style:text-properties fo:font-variant="normal" fo:text-transform="none" fo:color="#000000" fo:letter-spacing="normal" fo:font-style="normal" fo:font-weight="normal" officeooo:rsid="0024f9b7"/>
    </style:style>
    <style:style style:name="T39" style:family="text">
      <style:text-properties fo:font-variant="normal" fo:text-transform="none" fo:color="#000000" fo:letter-spacing="normal" fo:font-style="normal" fo:font-weight="normal" officeooo:rsid="00254b6d"/>
    </style:style>
    <style:style style:name="T40" style:family="text">
      <style:text-properties fo:font-variant="normal" fo:text-transform="none" fo:color="#000000" fo:letter-spacing="normal" fo:font-style="normal" fo:font-weight="normal" officeooo:rsid="002f514b"/>
    </style:style>
    <style:style style:name="T41" style:family="text">
      <style:text-properties fo:font-variant="normal" fo:text-transform="none" fo:color="#000000" fo:letter-spacing="normal" fo:font-style="normal" fo:font-weight="normal" officeooo:rsid="003c6855"/>
    </style:style>
    <style:style style:name="T42" style:family="text">
      <style:text-properties fo:font-variant="normal" fo:text-transform="none" fo:color="#000000" fo:letter-spacing="normal" fo:font-style="normal" fo:font-weight="normal" officeooo:rsid="003120a7"/>
    </style:style>
    <style:style style:name="T43" style:family="text">
      <style:text-properties fo:font-variant="normal" fo:text-transform="none" fo:color="#000000" fo:letter-spacing="normal" fo:font-style="normal" fo:font-weight="normal" officeooo:rsid="003d28b2"/>
    </style:style>
    <style:style style:name="T44" style:family="text">
      <style:text-properties fo:font-variant="normal" fo:text-transform="none" fo:color="#000000" fo:letter-spacing="normal" fo:font-style="normal" fo:font-weight="normal" officeooo:rsid="0024f9b7" style:font-weight-asian="bold" style:font-weight-complex="bold"/>
    </style:style>
    <style:style style:name="T45" style:family="text">
      <style:text-properties fo:font-variant="normal" fo:text-transform="none" fo:color="#000000" fo:letter-spacing="normal" fo:font-style="normal" fo:font-weight="normal" officeooo:rsid="00254b6d" style:font-weight-asian="bold" style:font-weight-complex="bold"/>
    </style:style>
    <style:style style:name="T46" style:family="text">
      <style:text-properties fo:font-variant="normal" fo:text-transform="none" fo:color="#000000" fo:letter-spacing="normal" fo:font-style="normal" fo:font-weight="normal" officeooo:rsid="002f514b" style:font-weight-asian="bold" style:font-weight-complex="bold"/>
    </style:style>
    <style:style style:name="T47" style:family="text">
      <style:text-properties fo:font-variant="normal" fo:text-transform="none" fo:color="#000000" fo:letter-spacing="normal" fo:font-style="normal" fo:font-weight="normal" officeooo:rsid="00457f10" style:font-weight-asian="bold" style:font-weight-complex="bold"/>
    </style:style>
    <style:style style:name="T48" style:family="text">
      <style:text-properties fo:font-variant="normal" fo:text-transform="none" fo:color="#000000" fo:letter-spacing="normal" fo:font-style="normal" fo:font-weight="normal" officeooo:rsid="0028f814"/>
    </style:style>
    <style:style style:name="T49" style:family="text">
      <style:text-properties fo:font-variant="normal" fo:text-transform="none" fo:color="#000000" fo:letter-spacing="normal" fo:font-style="normal" fo:font-weight="normal" officeooo:rsid="00297c95"/>
    </style:style>
    <style:style style:name="T50" style:family="text">
      <style:text-properties fo:font-variant="normal" fo:text-transform="none" fo:color="#000000" fo:letter-spacing="normal" fo:font-style="normal" fo:font-weight="normal" officeooo:rsid="0045075a"/>
    </style:style>
    <style:style style:name="T51" style:family="text">
      <style:text-properties fo:font-variant="normal" fo:text-transform="none" fo:color="#000000" fo:letter-spacing="normal" fo:font-style="normal" fo:font-weight="normal" officeooo:rsid="00457f10"/>
    </style:style>
    <style:style style:name="T52" style:family="text">
      <style:text-properties fo:font-variant="normal" fo:text-transform="none" fo:color="#000000" fo:letter-spacing="normal" fo:font-style="normal" style:text-underline-style="none" fo:font-weight="normal" style:font-style-asian="normal" style:font-weight-asian="normal" style:font-name-complex="Times New Roman"/>
    </style:style>
    <style:style style:name="T53" style:family="text">
      <style:text-properties fo:font-variant="normal" fo:text-transform="none" fo:color="#000000" fo:letter-spacing="normal" fo:font-style="normal" fo:font-weight="bold"/>
    </style:style>
    <style:style style:name="T54" style:family="text">
      <style:text-properties fo:font-variant="normal" fo:text-transform="none" fo:color="#000000" fo:letter-spacing="normal" fo:font-style="normal" fo:font-weight="bold" style:font-weight-asian="bold" style:font-weight-complex="bold"/>
    </style:style>
    <style:style style:name="T55" style:family="text">
      <style:text-properties fo:font-variant="normal" fo:text-transform="none" fo:color="#000000" fo:letter-spacing="normal" fo:font-style="normal" fo:font-weight="bold" officeooo:rsid="0024f9b7" style:font-weight-asian="bold" style:font-weight-complex="bold"/>
    </style:style>
    <style:style style:name="T56" style:family="text">
      <style:text-properties fo:font-variant="normal" fo:text-transform="none" fo:color="#000000" fo:letter-spacing="normal" fo:font-style="normal" fo:font-weight="bold" officeooo:rsid="00297c95" style:font-weight-asian="bold" style:font-weight-complex="bold"/>
    </style:style>
    <style:style style:name="T57" style:family="text">
      <style:text-properties fo:font-variant="normal" fo:text-transform="none" fo:color="#000000" style:text-position="super 58%" fo:letter-spacing="normal" fo:font-style="normal" style:text-underline-style="solid" style:text-underline-width="auto" style:text-underline-color="font-color" fo:font-weight="normal" style:font-style-asian="normal" style:font-weight-asian="normal" style:font-name-complex="Times New Roman"/>
    </style:style>
    <style:style style:name="T58" style:family="text">
      <style:text-properties fo:font-variant="normal" fo:text-transform="none" fo:color="#000000" style:text-position="super 58%" fo:letter-spacing="normal" fo:font-style="normal" style:text-underline-style="none" fo:font-weight="normal" style:font-style-asian="normal" style:font-weight-asian="normal" style:font-name-complex="Times New Roman"/>
    </style:style>
    <style:style style:name="T59" style:family="text">
      <style:text-properties fo:font-variant="normal" fo:text-transform="none" fo:color="#000000" style:text-position="super 58%" style:font-name="Times New Roman" fo:font-size="12pt" fo:letter-spacing="normal" fo:font-style="normal" style:text-underline-style="none" fo:font-weight="normal" style:font-size-asian="12pt" style:font-style-asian="normal" style:font-weight-asian="normal" style:font-name-complex="Times New Roman" style:font-size-complex="12pt"/>
    </style:style>
    <style:style style:name="T60" style:family="text">
      <style:text-properties fo:font-variant="normal" fo:text-transform="none" fo:color="#000000" style:text-position="super 58%"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Times New Roman" style:font-size-complex="12pt"/>
    </style:style>
    <style:style style:name="T61" style:family="text">
      <style:text-properties fo:font-variant="normal" fo:text-transform="none" fo:color="#000000" style:text-position="25% 100%" style:font-name="Times New Roman" fo:font-size="12pt" fo:letter-spacing="normal" fo:font-style="normal" style:text-underline-style="none" fo:font-weight="normal" style:font-size-asian="12pt" style:font-style-asian="normal" style:font-weight-asian="normal" style:font-name-complex="Times New Roman" style:font-size-complex="12pt"/>
    </style:style>
    <style:style style:name="T62" style:family="text">
      <style:text-properties fo:font-variant="normal" fo:text-transform="none" fo:color="#000000" style:text-position="25% 100%"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Times New Roman" style:font-size-complex="12pt"/>
    </style:style>
    <style:style style:name="T63" style:family="text">
      <style:text-properties fo:font-variant="normal" fo:text-transform="none" fo:color="#000000" style:text-position="20% 100%" fo:letter-spacing="normal" fo:font-style="normal" style:text-underline-style="solid" style:text-underline-width="auto" style:text-underline-color="font-color" fo:font-weight="normal" style:font-style-asian="normal" style:font-weight-asian="normal" style:font-name-complex="Times New Roman"/>
    </style:style>
    <style:style style:name="T64" style:family="text">
      <style:text-properties fo:font-variant="normal" fo:text-transform="none" fo:color="#000000" style:text-position="20% 100%" fo:letter-spacing="normal" fo:font-style="normal" style:text-underline-style="none" fo:font-weight="normal" style:font-style-asian="normal" style:font-weight-asian="normal" style:font-name-complex="Times New Roman"/>
    </style:style>
    <style:style style:name="T6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66" style:family="text">
      <style:text-properties fo:font-variant="normal" fo:text-transform="none" fo:color="#000000" style:font-name="Times New Roman" fo:font-size="12pt" fo:letter-spacing="normal" fo:font-style="normal" fo:font-weight="normal" style:font-size-asian="12pt" style:font-size-complex="12pt"/>
    </style:style>
    <style:style style:name="T67"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68"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69"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70"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71"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72"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73"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74" style:family="text">
      <style:text-properties fo:font-variant="normal" fo:text-transform="none" fo:color="#000000" style:font-name="Times New Roman" fo:font-size="12pt" fo:letter-spacing="normal" fo:font-style="normal" fo:font-weight="normal" officeooo:rsid="003120a7" style:font-size-asian="12pt" style:font-size-complex="12pt"/>
    </style:style>
    <style:style style:name="T75"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76"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77"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78"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79"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80"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81"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8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3"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84"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85"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86" style:family="text">
      <style:text-properties fo:font-variant="normal" fo:text-transform="none" fo:color="#000000"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style>
    <style:style style:name="T87"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style>
    <style:style style:name="T88"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89"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90" style:family="text">
      <style:text-properties fo:font-variant="normal" fo:text-transform="none" fo:color="#cc0066" style:font-name="Times New Roman1" fo:font-size="14pt" fo:letter-spacing="normal" fo:font-style="normal" fo:font-weight="normal"/>
    </style:style>
    <style:style style:name="T91" style:family="text">
      <style:text-properties fo:font-variant="normal" fo:text-transform="none" fo:letter-spacing="normal" fo:font-style="normal" fo:font-weight="bold" style:font-weight-asian="bold" style:font-weight-complex="bold"/>
    </style:style>
    <style:style style:name="T92" style:family="text">
      <style:text-properties fo:font-variant="normal" fo:text-transform="none" fo:letter-spacing="normal" fo:font-style="normal" fo:font-weight="normal"/>
    </style:style>
    <style:style style:name="T93" style:family="text">
      <style:text-properties fo:font-weight="bold" style:font-weight-asian="bold" style:font-weight-complex="bold"/>
    </style:style>
    <style:style style:name="T94" style:family="text">
      <style:text-properties fo:font-weight="bold" officeooo:rsid="001fec1f" style:font-weight-asian="bold" style:font-weight-complex="bold"/>
    </style:style>
    <style:style style:name="T95" style:family="text">
      <style:text-properties fo:font-weight="bold" officeooo:rsid="0024f9b7" style:font-weight-asian="bold" style:font-weight-complex="bold"/>
    </style:style>
    <style:style style:name="T96" style:family="text">
      <style:text-properties fo:font-weight="bold" officeooo:rsid="0026a5b9" style:font-weight-asian="bold" style:font-weight-complex="bold"/>
    </style:style>
    <style:style style:name="T97" style:family="text">
      <style:text-properties fo:font-weight="bold" officeooo:rsid="00288371" style:font-weight-asian="bold" style:font-weight-complex="bold"/>
    </style:style>
    <style:style style:name="T98" style:family="text">
      <style:text-properties fo:font-weight="bold" officeooo:rsid="002ed48f" style:font-weight-asian="bold" style:font-weight-complex="bold"/>
    </style:style>
    <style:style style:name="T99" style:family="text">
      <style:text-properties fo:font-weight="bold" officeooo:rsid="003a7e68" style:font-weight-asian="bold" style:font-weight-complex="bold"/>
    </style:style>
    <style:style style:name="T100" style:family="text">
      <style:text-properties fo:font-weight="bold" officeooo:rsid="00457f10" style:font-weight-asian="bold" style:font-weight-complex="bold"/>
    </style:style>
    <style:style style:name="T101" style:family="text">
      <style:text-properties fo:color="#cc0066"/>
    </style:style>
    <style:style style:name="T102" style:family="text">
      <style:text-properties fo:color="#cc0066" style:font-name="Times New Roman1" fo:font-size="22pt" fo:font-style="normal" fo:font-weight="bold" style:font-size-asian="22pt" style:font-weight-asian="bold" style:font-size-complex="22pt" style:font-weight-complex="bold"/>
    </style:style>
    <style:style style:name="T103" style:family="text">
      <style:text-properties style:font-weight-asian="bold" style:font-weight-complex="bold"/>
    </style:style>
    <style:style style:name="T104" style:family="text">
      <style:text-properties officeooo:rsid="0027a089"/>
    </style:style>
    <style:style style:name="T105" style:family="text">
      <style:text-properties officeooo:rsid="00288371"/>
    </style:style>
    <style:style style:name="T106" style:family="text">
      <style:text-properties officeooo:rsid="0028f814"/>
    </style:style>
    <style:style style:name="T107" style:family="text">
      <style:text-properties officeooo:rsid="002cba3b"/>
    </style:style>
    <style:style style:name="T108" style:family="text">
      <style:text-properties fo:color="#000000" style:text-line-through-style="none" style:font-name="Times New Roman" fo:font-size="12pt" style:text-underline-style="none" fo:font-weight="normal" style:font-size-asian="12pt" style:font-weight-asian="normal" style:font-size-complex="12pt"/>
    </style:style>
    <style:style style:name="T109" style:family="text">
      <style:text-properties fo:color="#000000" style:font-name="Times New Roman" fo:font-size="12pt" style:text-underline-style="none" fo:font-weight="normal" style:font-size-asian="12pt" style:font-weight-asian="normal" style:font-name-complex="Times New Roman" style:font-size-complex="12pt"/>
    </style:style>
    <style:style style:name="T110" style:family="text">
      <style:text-properties fo:color="#000000" style:font-name="Times New Roman" fo:font-size="12pt" fo:font-weight="normal" style:font-size-asian="12pt" style:font-weight-asian="normal" style:font-name-complex="Times New Roman" style:font-size-complex="12pt"/>
    </style:style>
    <style:style style:name="T111" style:family="text">
      <style:text-properties fo:color="#000000" style:font-name="Times New Roman" fo:font-size="12pt" style:font-size-asian="12pt" style:font-name-complex="Times New Roman" style:font-size-complex="12pt"/>
    </style:style>
    <style:style style:name="T112" style:family="text">
      <style:text-properties style:font-name="Times New Roman" fo:font-size="12pt" fo:font-weight="normal" style:font-size-asian="12pt" style:font-weight-asian="normal" style:font-name-complex="Times New Roman" style:font-size-complex="12pt"/>
    </style:style>
    <style:style style:name="T113" style:family="text">
      <style:text-properties style:font-name="Times New Roman" fo:font-size="12pt" style:font-size-asian="12pt" style:font-size-complex="12pt"/>
    </style:style>
    <style:style style:name="T114" style:family="text">
      <style:text-properties officeooo:rsid="002dacd0"/>
    </style:style>
    <style:style style:name="T115" style:family="text">
      <style:text-properties fo:font-weight="normal" style:font-weight-asian="normal" style:font-weight-complex="normal"/>
    </style:style>
    <style:style style:name="T116" style:family="text">
      <style:text-properties fo:font-weight="normal" officeooo:rsid="004444d9" style:font-weight-asian="normal" style:font-weight-complex="normal"/>
    </style:style>
    <style:style style:name="T117" style:family="text">
      <style:text-properties fo:font-weight="normal" style:font-size-asian="12pt" style:font-weight-asian="bold" style:font-size-complex="12pt" style:font-weight-complex="bold"/>
    </style:style>
    <style:style style:name="T118" style:family="text">
      <style:text-properties fo:font-weight="normal" officeooo:rsid="004bab06" style:font-size-asian="12pt" style:font-weight-asian="bold" style:font-size-complex="12pt" style:font-weight-complex="bold"/>
    </style:style>
    <style:style style:name="T119" style:family="text">
      <style:text-properties fo:font-weight="normal" style:font-size-asian="12pt" style:font-size-complex="12pt"/>
    </style:style>
    <style:style style:name="T120" style:family="text">
      <style:text-properties fo:font-weight="normal" officeooo:rsid="002ec3f6" style:font-size-asian="12pt" style:font-size-complex="12pt"/>
    </style:style>
    <style:style style:name="T121" style:family="text">
      <style:text-properties fo:font-weight="normal" officeooo:rsid="004bab06" style:font-size-asian="12pt" style:font-size-complex="12pt"/>
    </style:style>
    <style:style style:name="T122" style:family="text">
      <style:text-properties officeooo:rsid="002ed48f"/>
    </style:style>
    <style:style style:name="T123" style:family="text">
      <style:text-properties officeooo:rsid="0038b0cc"/>
    </style:style>
    <style:style style:name="T124" style:family="text">
      <style:text-properties officeooo:rsid="003a7e68"/>
    </style:style>
    <style:style style:name="T125" style:family="text">
      <style:text-properties officeooo:rsid="003d28b2"/>
    </style:style>
    <style:style style:name="T126" style:family="text">
      <style:text-properties officeooo:rsid="003e3c9a"/>
    </style:style>
    <style:style style:name="T127" style:family="text">
      <style:text-properties fo:font-size="12pt" style:font-size-asian="12pt" style:font-size-complex="12pt"/>
    </style:style>
    <style:style style:name="T128" style:family="text">
      <style:text-properties style:font-size-asian="12pt" style:font-weight-asian="bold" style:font-size-complex="12pt" style:font-weight-complex="bold"/>
    </style:style>
    <style:style style:name="T129" style:family="text">
      <style:text-properties officeooo:rsid="003a7e68" style:font-size-asian="12pt" style:font-weight-asian="bold" style:font-size-complex="12pt" style:font-weight-complex="bold"/>
    </style:style>
    <style:style style:name="T130" style:family="text">
      <style:text-properties officeooo:rsid="002cba3b" style:font-size-asian="12pt" style:font-weight-asian="bold" style:font-size-complex="12pt" style:font-weight-complex="bold"/>
    </style:style>
    <style:style style:name="T131" style:family="text">
      <style:text-properties officeooo:rsid="0049d5a2" style:font-size-asian="12pt" style:font-weight-asian="bold" style:font-size-complex="12pt" style:font-weight-complex="bold"/>
    </style:style>
    <style:style style:name="T132" style:family="text">
      <style:text-properties officeooo:rsid="004bab06" style:font-size-asian="12pt" style:font-weight-asian="bold" style:font-size-complex="12pt" style:font-weight-complex="bold"/>
    </style:style>
    <style:style style:name="T133" style:family="text">
      <style:text-properties officeooo:rsid="00457f10"/>
    </style:style>
    <style:style style:name="T134" style:family="text">
      <style:text-properties officeooo:rsid="00477058"/>
    </style:style>
    <style:style style:name="T135" style:family="text">
      <style:text-properties officeooo:rsid="00484b95"/>
    </style:style>
    <style:style style:name="T136" style:family="text">
      <style:text-properties officeooo:rsid="0049d5a2"/>
    </style:style>
    <style:style style:name="T137" style:family="text">
      <style:text-properties fo:font-variant="small-caps" style:text-position="super 58%" style:text-underline-style="none" fo:font-weight="bold" officeooo:rsid="004bab06" style:font-size-asian="12pt" style:font-weight-asian="bold" style:font-size-complex="9pt" style:font-weight-complex="bold"/>
    </style:style>
    <style:style style:name="T138" style:family="text">
      <style:text-properties fo:font-variant="small-caps" style:text-position="super 58%" fo:font-size="14pt" style:text-underline-style="none" fo:font-weight="bold" officeooo:rsid="004bab06"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71cm" fo:text-indent="-0.635cm" fo:margin-left="6.37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1cm" fo:text-indent="-0.635cm" fo:margin-left="6.3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6cm" fo:text-indent="-0.635cm" fo:margin-left="7.00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INISTÉRIO DA ECONOMIA</text:p>
      <text:p text:style-name="P24">SECRETARIA DE COORDENAÇÃO E GOVERNANÇA DO PATRIMÔNIO DA UNIÃO</text:p>
      <text:p text:style-name="P26">Superintendência do Patrimônio da União em Santa Catarina</text:p>
      <text:p text:style-name="P12"><text:span text:style-name="Strong_20_Emphasis"><text:span text:style-name="T1">Praça XV de novembro, 336, CENTRO, FLORIANÓPOLIS/SC, CEP 88010-40</text:span></text:span><text:span text:style-name="Strong_20_Emphasis"><text:span text:style-name="T5">0, FONE (48) 3251-8200</text:span></text:span></text:p>
      <text:p text:style-name="P12"><text:span text:style-name="Strong_20_Emphasis"><text:span text:style-name="T102">MINUTA</text:span></text:span></text:p>
      <text:p text:style-name="P27">ATA DE REUNIÃO <text:s/></text:p>
      <text:p text:style-name="P27"/>
      <text:p text:style-name="P8"><text:span text:style-name="Strong_20_Emphasis"><text:span text:style-name="T15">Local:</text:span></text:span><text:span text:style-name="Strong_20_Emphasis"><text:span text:style-name="T13"> Sede da SPU/SC</text:span></text:span></text:p>
      <text:p text:style-name="P8"><text:span text:style-name="Strong_20_Emphasis"><text:span text:style-name="T15">Data:</text:span></text:span><text:span text:style-name="Strong_20_Emphasis"><text:span text:style-name="T13"> <text:s/>..</text:span></text:span><text:span text:style-name="T13">/11/2019</text:span></text:p>
      <text:p text:style-name="P4"><text:span text:style-name="Strong_20_Emphasis"><text:span text:style-name="T6">Hora:</text:span></text:span><text:span text:style-name="Strong_20_Emphasis"><text:span text:style-name="T7"> <text:s/>… </text:span></text:span><text:span text:style-name="T7">min</text:span></text:p>
      <text:p text:style-name="P5"><text:span text:style-name="T2">I-</text:span><text:span text:style-name="T3">INTERESSADOS</text:span><text:span text:style-name="T1">:</text:span><text:span text:style-name="T4"> Município de Florianópolis e SPU/SC</text:span></text:p>
      <text:p text:style-name="P7"><text:span text:style-name="Strong_20_Emphasis"><text:span text:style-name="T16">II</text:span></text:span><text:span text:style-name="Strong_20_Emphasis"><text:span text:style-name="T17">-</text:span></text:span><text:span text:style-name="Strong_20_Emphasis"><text:span text:style-name="T15">A</text:span></text:span><text:span text:style-name="Strong_20_Emphasis"><text:span text:style-name="T17">SSUNTO</text:span></text:span><text:span text:style-name="T15">:</text:span><text:span text:style-name="T13"> </text:span><text:span text:style-name="T15">Projeto Piloto de Descentralização e Modernização Administrativa</text:span><text:span text:style-name="T13">, visando à re</text:span><text:span text:style-name="Strong_20_Emphasis"><text:span text:style-name="T13">gulamentação de procedimentos entre as instituições quanto a regularização de ranchos, para pescadores artesanais/profissionais de Comunidades Tradicionais em Santa Catarina, </text:span></text:span><text:span text:style-name="Strong_20_Emphasis"><text:span text:style-name="T14">de uso sustentável, </text:span></text:span><text:span text:style-name="Strong_20_Emphasis"><text:span text:style-name="T13">com anuência do Município de Florianópolis.</text:span></text:span></text:p>
      <text:p text:style-name="P7"><text:span text:style-name="Strong_20_Emphasis"><text:span text:style-name="T15"/></text:span></text:p>
      <text:p text:style-name="P7"><text:span text:style-name="Strong_20_Emphasis"><text:span text:style-name="T16">III</text:span></text:span><text:span text:style-name="Strong_20_Emphasis"><text:span text:style-name="T17">-</text:span></text:span><text:span text:style-name="Strong_20_Emphasis"><text:span text:style-name="T15">P</text:span></text:span><text:span text:style-name="Strong_20_Emphasis"><text:span text:style-name="T17">ARTICIPANTES</text:span></text:span><text:span text:style-name="Strong_20_Emphasis"><text:span text:style-name="T15">:</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2">Adriano Roberto Weickert</text:p>
          </table:table-cell>
          <table:table-cell table:style-name="Tabela2.A1" office:value-type="string">
            <text:p text:style-name="P1"><text:span text:style-name="Strong_20_Emphasis"><text:span text:style-name="T23">SMPMA</text:span></text:span></text:p>
          </table:table-cell>
          <table:table-cell table:style-name="Tabela2.A1" office:value-type="string">
            <text:p text:style-name="P32">adrianoweickert@gmail.com</text:p>
          </table:table-cell>
          <table:table-cell table:style-name="Tabela2.D1" office:value-type="string">
            <text:p text:style-name="P32">48 3952-7010</text:p>
          </table:table-cell>
        </table:table-row>
        <table:table-row>
          <table:table-cell table:style-name="Tabela2.A2" office:value-type="string">
            <text:p text:style-name="P32">Fernanda Santos Amorim</text:p>
          </table:table-cell>
          <table:table-cell table:style-name="Tabela2.A2" office:value-type="string">
            <text:p text:style-name="P1"><text:span text:style-name="Strong_20_Emphasis"><text:span text:style-name="T23">SMPMA</text:span></text:span></text:p>
          </table:table-cell>
          <table:table-cell table:style-name="Tabela2.A2" office:value-type="string">
            <text:p text:style-name="P32">fernanda.smttde@pmf.sc.gov.br</text:p>
          </table:table-cell>
          <table:table-cell table:style-name="Tabela2.D2" office:value-type="string">
            <text:p text:style-name="P32">48 3952-7010</text:p>
          </table:table-cell>
        </table:table-row>
        <table:table-row>
          <table:table-cell table:style-name="Tabela2.A2" office:value-type="string">
            <text:p text:style-name="P32">Humberto Pereira de Almeida</text:p>
          </table:table-cell>
          <table:table-cell table:style-name="Tabela2.A2" office:value-type="string">
            <text:p text:style-name="P34">SPU/SC</text:p>
          </table:table-cell>
          <table:table-cell table:style-name="Tabela2.A2" office:value-type="string">
            <text:p text:style-name="P32">humberto.almeida@planejamento.gov.br</text:p>
          </table:table-cell>
          <table:table-cell table:style-name="Tabela2.D2" office:value-type="string">
            <text:p text:style-name="P32">48 3251-8215</text:p>
          </table:table-cell>
        </table:table-row>
        <table:table-row>
          <table:table-cell table:style-name="Tabela2.A2" office:value-type="string">
            <text:p text:style-name="P32">Rosely Maria Azevedo</text:p>
          </table:table-cell>
          <table:table-cell table:style-name="Tabela2.A2" office:value-type="string">
            <text:p text:style-name="P32">SPU/SC</text:p>
          </table:table-cell>
          <table:table-cell table:style-name="Tabela2.A2" office:value-type="string">
            <text:p text:style-name="P32">rosely.azevedo@planejamento.gov.br</text:p>
          </table:table-cell>
          <table:table-cell table:style-name="Tabela2.D2" office:value-type="string">
            <text:p text:style-name="P32">48 3251-8216</text:p>
          </table:table-cell>
        </table:table-row>
        <table:table-row>
          <table:table-cell table:style-name="Tabela2.A2" office:value-type="string">
            <text:p text:style-name="P32">Alexandre Pandino Azevedo</text:p>
          </table:table-cell>
          <table:table-cell table:style-name="Tabela2.A2" office:value-type="string">
            <text:p text:style-name="P32">SPU/SC</text:p>
          </table:table-cell>
          <table:table-cell table:style-name="Tabela2.A2" office:value-type="string">
            <text:p text:style-name="P32"/>
          </table:table-cell>
          <table:table-cell table:style-name="Tabela2.D2" office:value-type="string">
            <text:p text:style-name="P32"/>
          </table:table-cell>
        </table:table-row>
      </table:table>
      <text:p text:style-name="P7"><text:span text:style-name="Strong_20_Emphasis"><text:span text:style-name="T10">SPU/SC </text:span></text:span><text:span text:style-name="Strong_20_Emphasis"><text:span text:style-name="T9">– Superintendência do Patrimônio da União em Santa Catarina.</text:span></text:span></text:p>
      <text:p text:style-name="P10"><text:span text:style-name="Strong_20_Emphasis"><text:span text:style-name="T10">SMPMA</text:span></text:span><text:span text:style-name="Strong_20_Emphasis"><text:span text:style-name="T9"> - Superintendência de Pesca, Maricultura e Agricultura</text:span></text:span></text:p>
      <text:p text:style-name="P10"><text:span text:style-name="Strong_20_Emphasis"><text:span text:style-name="T11"/></text:span></text:p>
      <text:p text:style-name="P11"><text:span text:style-name="Strong_20_Emphasis"><text:span text:style-name="T19">I</text:span></text:span><text:span text:style-name="Strong_20_Emphasis"><text:span text:style-name="T20">V-FOTO</text:span></text:span><text:span text:style-name="Strong_20_Emphasis"><text:span text:style-name="T22">S</text:span></text:span><text:span text:style-name="Strong_20_Emphasis"><text:span text:style-name="T20"> DOS PARTICIPANTES</text:span></text:span><text:span text:style-name="Strong_20_Emphasis"><text:span text:style-name="T21">:</text:span></text:span></text:p>
      <table:table table:name="Tabela1" table:style-name="Tabela1">
        <table:table-column table:style-name="Tabela1.A"/>
        <table:table-column table:style-name="Tabela1.B"/>
        <table:table-row>
          <table:table-cell table:style-name="Tabela1.A1" office:value-type="string">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cell>
          <table:table-cell table:style-name="Tabela1.B1" office:value-type="string">
            <text:p text:style-name="P33"/>
          </table:table-cell>
        </table:table-row>
      </table:table>
      <text:p text:style-name="P11"><text:soft-page-break/><text:span text:style-name="Strong_20_Emphasis"><text:span text:style-name="T18"><text:s/></text:span></text:span><text:span text:style-name="Strong_20_Emphasis"><text:span text:style-name="T20">V-SEMINÁRIO</text:span></text:span><text:span text:style-name="Strong_20_Emphasis"><text:span text:style-name="T18">:</text:span></text:span></text:p>
      <text:p text:style-name="P10"><text:span text:style-name="Strong_20_Emphasis"><text:span text:style-name="T12"/></text:span></text:p>
      <text:p text:style-name="P13"><text:span text:style-name="Strong_20_Emphasis"><text:span text:style-name="T66">A SPU/SC realizou o </text:span></text:span><text:span text:style-name="Strong_20_Emphasis"><text:span text:style-name="T67">P</text:span></text:span><text:span text:style-name="Strong_20_Emphasis"><text:span text:style-name="T82">RIMEIRO SEMINÁRIO INSTITUCIONAL SOBRE A REGULARIZAÇÃO DE RANCHOS DE PESCA EM SANTA CATARINA</text:span></text:span><text:span text:style-name="Strong_20_Emphasis"><text:span text:style-name="T66">, </text:span></text:span><text:span text:style-name="Strong_20_Emphasis"><text:span text:style-name="T68">de acordo com o </text:span></text:span><text:span text:style-name="Strong_20_Emphasis"><text:span text:style-name="T66">Ofício-Circular nº 01/2019 </text:span></text:span><text:span text:style-name="Strong_20_Emphasis"><text:span text:style-name="T69">e </text:span></text:span><text:span text:style-name="Strong_20_Emphasis"><text:span text:style-name="T66">Programação do Evento, </text:span></text:span><text:span text:style-name="Strong_20_Emphasis"><text:span text:style-name="T68">conforme</text:span></text:span><text:span text:style-name="Strong_20_Emphasis"><text:span text:style-name="T66"> processo </text:span></text:span><text:span text:style-name="Strong_20_Emphasis"><text:span text:style-name="T68">SEI/ME</text:span></text:span><text:span text:style-name="Strong_20_Emphasis"><text:span text:style-name="T66"> nº 10154.104557/2019-37, para fins de articulação, orientação e regulamentação quanto aos procedimentos de regularização de rancho, para pescadores artesanais/profissionais de Comunidades Tradicionais em Santa Catarina, </text:span></text:span><text:span text:style-name="Strong_20_Emphasis"><text:span text:style-name="T69">de forma sustentável, </text:span></text:span><text:span text:style-name="Strong_20_Emphasis"><text:span text:style-name="T66">para a emissão do </text:span></text:span><text:span text:style-name="Strong_20_Emphasis"><text:span text:style-name="T88">Termo de Autorização de Uso Sustentável – TAUS.</text:span></text:span></text:p>
      <text:p text:style-name="P13"><text:span text:style-name="Strong_20_Emphasis"><text:span text:style-name="T85">Para a emissão do referido T</text:span></text:span><text:span text:style-name="Strong_20_Emphasis"><text:span text:style-name="T83">AUS, o pescador </text:span></text:span><text:span text:style-name="Strong_20_Emphasis"><text:span text:style-name="T84">deve-se </text:span></text:span><text:span text:style-name="Strong_20_Emphasis"><text:span text:style-name="T83">dirigir a diversos órgãos, para posteriormente pleitear a <text:s/>regularização junto à SPU/SC, observando o que segue:</text:span></text:span></text:p>
      <text:list xml:id="list3771222831053025011" text:style-name="L1">
        <text:list-item>
          <text:p text:style-name="P60"><text:span text:style-name="T53">Município </text:span><text:span text:style-name="T24">– Descentralização dos encaminhamentos, </text:span><text:span text:style-name="T34">visando facilitar a </text:span><text:span text:style-name="T24">vida dos pescadores, </text:span><text:span text:style-name="T35">com a</text:span><text:span text:style-name="T24">nuência do município, </text:span><text:span text:style-name="T35">para </text:span><text:span text:style-name="T24">a identificação </text:span><text:span text:style-name="T35">e caracterização </text:span><text:span text:style-name="T24">das comunidades tradicionais, </text:span><text:span text:style-name="T35">bem como, </text:span><text:span text:style-name="T24">manifestação quanto </text:span><text:span text:style-name="T35">ao </text:span><text:span text:style-name="T24">uso do solo, de acordo com o </text:span><text:span text:style-name="T50">P</text:span><text:span text:style-name="T24">lano </text:span><text:span text:style-name="T50">D</text:span><text:span text:style-name="T24">iretor </text:span><text:span text:style-name="T50">M</text:span><text:span text:style-name="T24">unicipal </text:span><text:span text:style-name="T35">e </text:span><text:span text:style-name="T50">A</text:span><text:span text:style-name="T35">mbiental</text:span><text:span text:style-name="T24">;</text:span></text:p>
        </text:list-item>
        <text:list-item>
          <text:p text:style-name="P61"><text:span text:style-name="T53">Ministério da Agricultura </text:span><text:span text:style-name="T24">– Responsável pel</text:span><text:span text:style-name="T36">a expedição d</text:span><text:span text:style-name="T37">o </text:span><text:span text:style-name="T27">Registro </text:span><text:span text:style-name="T28">de Pescador Profissional</text:span><text:span text:style-name="T27"> </text:span><text:span text:style-name="T29">e Inscrição da Embarcação</text:span><text:span text:style-name="T27">;</text:span></text:p>
        </text:list-item>
        <text:list-item>
          <text:p text:style-name="P61"><text:span text:style-name="T53">Capitania dos Portos </text:span><text:span text:style-name="T24">– Responsável pela emissão da </text:span><text:span text:style-name="T27">CIR – Caderneta de Inscrição </text:span><text:span text:style-name="T30">e Registro </text:span><text:span text:style-name="T31">(Carteira POP)</text:span><text:span text:style-name="T27"> </text:span><text:span text:style-name="T30">e</text:span><text:span text:style-name="T29"> </text:span><text:span text:style-name="T27">TIE – </text:span><text:span text:style-name="T29">Título</text:span><text:span text:style-name="T27"> de Inscrição de Embarcação;</text:span></text:p>
        </text:list-item>
        <text:list-item>
          <text:p text:style-name="P61"><text:span text:style-name="T53"><text:s/>Receita Federal do Brasil </text:span><text:span text:style-name="T24">– Cadastro Específico do INSS – CEI;</text:span></text:p>
        </text:list-item>
        <text:list-item>
          <text:p text:style-name="P61"><text:span text:style-name="T53"><text:s/>Previdência Social </text:span><text:span text:style-name="T24">– Cadastro Nacional de Informações Sociais – CNIS;</text:span></text:p>
        </text:list-item>
        <text:list-item>
          <text:p text:style-name="P61"><text:span text:style-name="T53"><text:s/>Banco do Brasil </text:span><text:span text:style-name="T24">– Comprovação </text:span><text:span text:style-name="T35">de renda </text:span><text:span text:style-name="T24">por meio do PASEP, se é servidor público ou não;</text:span></text:p>
        </text:list-item>
        <text:list-item>
          <text:p text:style-name="P61"><text:span text:style-name="T53"><text:s/>ICMBIO </text:span><text:span text:style-name="T24">– Licença Ambiental;</text:span></text:p>
        </text:list-item>
        <text:list-item>
          <text:p text:style-name="P61"><text:span text:style-name="T53">EPAGRI </text:span><text:span text:style-name="T24">– Apoio ao pescador na</text:span><text:span text:style-name="T50"> </text:span><text:span text:style-name="T24">elaboraç</text:span><text:span text:style-name="T50">ão da </text:span><text:span text:style-name="T24">planta </text:span><text:span text:style-name="T50">e </text:span><text:span text:style-name="T24">memorial descritivo da área;</text:span></text:p>
        </text:list-item>
        <text:list-item>
          <text:p text:style-name="P61"><text:span text:style-name="T53">FECAM </text:span><text:span text:style-name="T24">– Apoio </text:span><text:span text:style-name="T35">quanto ao desenvolvimento de um sistema eletrônico, para facilitar o atendimento aos pescadores, Município e SPU/</text:span><text:span text:style-name="T24">SC; e,</text:span></text:p>
        </text:list-item>
        <text:list-item>
          <text:p text:style-name="P61"><text:span text:style-name="T54">Ministério Público Federal </text:span><text:span text:style-name="T24">– Realizar trabalho integrado entre SPU e </text:span><text:span text:style-name="T50">m</text:span><text:span text:style-name="T24">unicípios, visando apresentação de um cronograma de atendimento, por região, evitando assim, demandas pontuais que consomem a maior parte do nosso tempo em fiscalização;</text:span></text:p>
        </text:list-item>
      </text:list>
      <text:list xml:id="list2876635195504801376" text:style-name="L2">
        <text:list-header>
          <text:p text:style-name="P62"/>
        </text:list-header>
      </text:list>
      <text:p text:style-name="P16"><text:span text:style-name="T124">V</text:span>I-UNIFICAÇÃO DE AÇÕES ENTRE ÓRGÃOS PÚBLICO<text:span text:style-name="T122">S</text:span>:</text:p>
      <text:p text:style-name="P19">Para isto, foi possível realizar o Primeiro Seminário Institucional do Litoral Catarinense, com a participação dos órgãos envolvidos, exceto Banco do Brasil e Ministério Público Federal, onde foi possível apresentar a legislação inerente e os instrumentos necessários de Requerimento de regularização de rancho, para atender os pescadores de Comunidades Tradicionais, com base na legislação ambiental e uso do solo, de acordo com o Plano Diretor Municipal, com a missão institucional de cunho social, <text:span text:style-name="T93">ouvindo as partes envolvidas, proporcionando assim, </text:span><text:span text:style-name="T98">obter</text:span><text:span text:style-name="T93"> sugestões, para a realização dos estudos de descentralização e simplificação das atividades de cada órgão, para atender a demanda do pescador,</text:span> com base no Decreto nº 9.094/2017.</text:p>
      <text:p text:style-name="P6"/>
      <text:p text:style-name="P22"><text:span text:style-name="T99">VI</text:span><text:span text:style-name="T93">-</text:span><text:span text:style-name="T95">DESCENTRALIZAÇÃO </text:span><text:span text:style-name="T96">E MODERNIZAÇÃO ADMINISTRATIVA</text:span><text:span text:style-name="T95">:</text:span></text:p>
      <text:list xml:id="list4849651062266766173" text:style-name="L3">
        <text:list-item>
          <text:p text:style-name="P63"><text:span text:style-name="T55">Ponto de Atendimento - </text:span><text:span text:style-name="T32">A</text:span><text:span text:style-name="T39"> área responsável pela pesca </text:span><text:span text:style-name="T40">no Município</text:span><text:span text:style-name="T39"> </text:span><text:span text:style-name="T40">ficará responsável pelo </text:span><text:span text:style-name="T39">preenchimento do</text:span><text:span text:style-name="T38"> Requerimento </text:span><text:span text:style-name="T40">do Pescador,</text:span><text:span text:style-name="T38"> no site da SPU, </text:span><text:span text:style-name="T50">com a</text:span><text:span text:style-name="T40"> </text:span><text:span text:style-name="T39">identificação e caracterização do rancho quanto ao uso do solo, em relação ao </text:span><text:span text:style-name="T50">P</text:span><text:span text:style-name="T39">lanto </text:span><text:span text:style-name="T50">D</text:span><text:span text:style-name="T39">iretor </text:span><text:span text:style-name="T50">M</text:span><text:span text:style-name="T39">unicipal e </text:span><text:span text:style-name="T50">A</text:span><text:span text:style-name="T39">mbiental, bem como, </text:span><text:span text:style-name="T50">pela </text:span><text:span text:style-name="T40">identificação e caracterização </text:span><text:span text:style-name="T50">d</text:span><text:span text:style-name="T40">o </text:span><text:span text:style-name="T39">pescador </text:span><text:span text:style-name="T50">se </text:span><text:span text:style-name="T39">faz parte de Comunidade Tradicional, de uso sustentável,</text:span><text:span text:style-name="T38"> </text:span><text:span text:style-name="T39">evitando </text:span><text:span text:style-name="T40">assim, o deslocamento do </text:span><text:span text:style-name="T39">pescador </text:span><text:span text:style-name="T40">até a </text:span><text:span text:style-name="T39">Sede da SPU/SC, para abertura do processo e assinatura do TAUS, </text:span><text:span text:style-name="T40">sendo feito tudo no</text:span><text:span text:style-name="T39"> próprio Município, com anuência do </text:span><text:span text:style-name="T50">Prefeito</text:span><text:span text:style-name="T24">;</text:span></text:p>
        </text:list-item>
        <text:list-item>
          <text:p text:style-name="P64"><text:soft-page-break/><text:span text:style-name="T40">Após abertura do processo digital pelo Município </text:span><text:span text:style-name="T41">no site da </text:span><text:span text:style-name="T40">SPU, </text:span><text:span text:style-name="T41">esta Superintendência </text:span><text:span text:style-name="T40">informará o número do processo </text:span><text:span text:style-name="T42">à Área Responsável pela Pesca no Município</text:span><text:span text:style-name="T40">. </text:span></text:p>
        </text:list-item>
        <text:list-item>
          <text:p text:style-name="P65"><text:span text:style-name="T40">Mediante as aprovações, o Município enviará </text:span><text:span text:style-name="T41">à SPU/SC,</text:span><text:span text:style-name="T40"> a minuta do TAUS, com os respectivos do</text:span><text:span text:style-name="T42">cu</text:span><text:span text:style-name="T40">mentos, para análise; sendo aprovado, será assinado e </text:span><text:span text:style-name="T41">retornará </text:span><text:span text:style-name="T40">ao Município, para a assinatura do Prefeito e do </text:span><text:span text:style-name="T42">b</text:span><text:span text:style-name="T40">eneficiár</text:span><text:span text:style-name="T42">i</text:span><text:span text:style-name="T40">o.</text:span></text:p>
        </text:list-item>
        <text:list-item>
          <text:p text:style-name="P65"><text:span text:style-name="T40">D</text:span><text:span text:style-name="T51">estacam-se ainda:</text:span></text:p>
        </text:list-item>
      </text:list>
      <text:list xml:id="list3420570477081532819" text:style-name="L6">
        <text:list-item>
          <text:p text:style-name="P80"><text:span text:style-name="T71">A</text:span><text:span text:style-name="T67">pós a assinatura acima, </text:span><text:span text:style-name="T72">o Município </text:span><text:span text:style-name="T67">devolverá o TAUS à SPU/SC;</text:span></text:p>
        </text:list-item>
        <text:list-item>
          <text:p text:style-name="P80"><text:span text:style-name="T73">A</text:span><text:span text:style-name="T74">tualmente a </text:span><text:span text:style-name="T73">União re</text:span><text:span text:style-name="T66">pass</text:span><text:span text:style-name="T72">a</text:span><text:span text:style-name="T66"> de recursos arrecada</text:span><text:span text:style-name="T75">dos de taxas cobra</text:span><text:span text:style-name="T76">da</text:span><text:span text:style-name="T75">s dos imóveis da </text:span><text:span text:style-name="T66">União aos municípios, </text:span><text:span text:style-name="T73">desde 2016, </text:span><text:span text:style-name="T74">no qual j</text:span><text:span text:style-name="T77">á </text:span><text:span text:style-name="T74">foram </text:span><text:span text:style-name="T77">repassado</text:span><text:span text:style-name="T74">s</text:span><text:span text:style-name="T77"> a importância de </text:span><text:span text:style-name="T73">R$4.499.611,00 (Quatro milhões e quatrocentos e noventa e nove mil e seiscentos e onze reais);</text:span></text:p>
        </text:list-item>
        <text:list-item>
          <text:p text:style-name="P80"><text:span text:style-name="T78">A necessidade de modernização do </text:span><text:span text:style-name="T66">marco regulatório para a regularização de ranchos de pesca;</text:span></text:p>
        </text:list-item>
        <text:list-item>
          <text:p text:style-name="P80"><text:span text:style-name="T73">A</text:span><text:span text:style-name="T66"> importância do planejamento e controle do espaço em sintonia com o desenvolvimento social e ambiental;</text:span></text:p>
        </text:list-item>
        <text:list-item>
          <text:p text:style-name="P80"><text:span text:style-name="T81">A i</text:span><text:span text:style-name="T78">mplementação de e</text:span><text:span text:style-name="T66">stratégias de mitigação do passivo de processos de regularização de ranchos na SPU/SC;</text:span></text:p>
        </text:list-item>
        <text:list-item>
          <text:p text:style-name="P80"><text:span text:style-name="T81">A u</text:span><text:span text:style-name="T77">tilização da </text:span><text:span text:style-name="T66">EPAGRI - </text:span><text:span text:style-name="T77">E</text:span><text:span text:style-name="T66">mpresa de </text:span><text:span text:style-name="T77">P</text:span><text:span text:style-name="T66">esquisa </text:span><text:span text:style-name="T77">A</text:span><text:span text:style-name="T66">gropecuária e </text:span><text:span text:style-name="T77">E</text:span><text:span text:style-name="T66">xtensão </text:span><text:span text:style-name="T77">R</text:span><text:span text:style-name="T66">ural de Santa Catarina, </text:span><text:span text:style-name="T78">visando dar apoio aos pescadores na área de sua competência, pois na palestra do Representante </text:span><text:span text:style-name="T76">da EPAGRI</text:span><text:span text:style-name="T78">, foi mencionado que a pesca artesanal/profissional em Santa Catarina representa 52% em relação </text:span><text:span text:style-name="T81">à</text:span><text:span text:style-name="T78"> industrial</text:span><text:span text:style-name="T66">;</text:span></text:p>
        </text:list-item>
        <text:list-item>
          <text:p text:style-name="P80"><text:span text:style-name="T81">A u</text:span><text:span text:style-name="T77">tilização da </text:span><text:span text:style-name="T66">FECAM – Federação Catarinense dos Municípios, </text:span><text:span text:style-name="T77">para o desenvolvimento de um sistema eletrônico, para facilitar o atendimento aos pescadores, Município e SPU/</text:span><text:span text:style-name="T66">SC; </text:span></text:p>
        </text:list-item>
        <text:list-item>
          <text:p text:style-name="P80"><text:span text:style-name="T81">O a</text:span><text:span text:style-name="T77">proveitamento da expertise da </text:span><text:span text:style-name="T66">Secretaria de Aquicultura e Pesca de Santa Catarina, </text:span><text:span text:style-name="T77">quanto ao </text:span><text:span text:style-name="T66">fomento da atividade pesqueira;</text:span></text:p>
        </text:list-item>
        <text:list-item>
          <text:p text:style-name="P80"><text:span text:style-name="T81">A u</text:span><text:span text:style-name="T77">nificação de políticas públicas que envolve vários órgãos</text:span><text:span text:style-name="T66">, </text:span><text:span text:style-name="T77">tais como: SPU, Municípios, Ministério da Agricultura, </text:span><text:span text:style-name="T66">Capitania dos Portos, ICMBIO, Delegacia da Receita Federal, </text:span><text:span text:style-name="T77">Previdência Social, </text:span><text:span text:style-name="T79">visando </text:span><text:span text:style-name="T66">cria</text:span><text:span text:style-name="T79">r </text:span><text:span text:style-name="T66">um Grupo </text:span><text:span text:style-name="T79">de Trabalho, pelo Órgão Central da SPU</text:span><text:span text:style-name="T66">, para a realização d</text:span><text:span text:style-name="T77">esses </text:span><text:span text:style-name="T66">estudos, </text:span><text:span text:style-name="T79">evitando assim, que vários órgãos façam o mesmo trabalho, garantindo a segurança jurídica, eliminando </text:span><text:span text:style-name="T81">a</text:span><text:span text:style-name="T79"> corrupção e atendendo o Decreto nº 9.094/2017. Além disso, essa unificação, poderá ajudar o Governo Federal, </text:span><text:span text:style-name="T76">na</text:span><text:span text:style-name="T79"> implementa</text:span><text:span text:style-name="T76">ção de</text:span><text:span text:style-name="T79"> outras políticas que envolv</text:span><text:span text:style-name="T76">a</text:span><text:span text:style-name="T79">m Reurb, Seguro Defeso e </text:span><text:span text:style-name="T76">I</text:span><text:span text:style-name="T79">senção de </text:span><text:span text:style-name="T76">T</text:span><text:span text:style-name="T79">axas</text:span><text:span text:style-name="T66">; e,</text:span></text:p>
        </text:list-item>
        <text:list-item>
          <text:p text:style-name="P80"><text:span text:style-name="T81">A c</text:span><text:span text:style-name="T80">r</text:span><text:span text:style-name="T66">iação de um Requerimento Eletrônico de Processos pela SPU/SC, facilitando assim os demais procedimentos de regularização e trâmites entre SPU/SC e Município.</text:span></text:p>
        </text:list-item>
      </text:list>
      <text:p text:style-name="P66">VII-LEGISLAÇÃO:</text:p>
      <text:p text:style-name="P38">O inciso II, do art. 216, da CF/88, dispõe sobre o patrimônio cultural, que transcrevemos:</text:p>
      <text:p text:style-name="P40">“Art. 216. Constituem patrimônio cultural brasileiro os bens de natureza material e imaterial, tomados individualmente ou em conjunto, portadores de referência à identidade, à ação, à memória dos diferentes grupos formadores da sociedade brasileira, nos quais se incluem:</text:p>
      <text:p text:style-name="P40">II - os modos de criar, fazer e viver;”</text:p>
      <text:p text:style-name="P39">O parágrafo único, do art. 10-A da Lei nº 9.636/98, dispõe sobre autorização de uso sustentável, que transcrevemos:</text:p>
      <text:p text:style-name="P35"><text:a xlink:type="simple" xlink:href="http://www.planalto.gov.br/ccivil_03/LEIS/L9636.htm#art10a"><text:span text:style-name="Internet_20_link"><text:span text:style-name="T113">Art.10-A.</text:span></text:span></text:a><text:span text:style-name="Internet_20_link"><text:span text:style-name="T108"> </text:span></text:span><text:span text:style-name="Internet_20_link"><text:span text:style-name="T109">A autorização de uso sustentável, de incumbência da Secretaria do Patrimônio da União (SPU), ato administrativo excepcional, transitório e precário, é outorgada às comunidades </text:span></text:span><text:soft-page-break/><text:span text:style-name="Internet_20_link"><text:span text:style-name="T109">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113">(Incluído pela Lei 13.465, de 2017)</text:span></text:span></text:a></text:p>
      <text:p text:style-name="P35"><text:bookmark text:name="art10ap.0"/><text:span text:style-name="T110">Parágrafo único. A autorização a que se refere o </text:span><text:span text:style-name="T111">caput </text:span><text:span text:style-name="T110">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112">(Incluído pela Lei 13.465, de 2017)</text:span></text:span></text:a></text:p>
      <text:p text:style-name="P41">A 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p text:style-name="P42">O Decreto 271/67, dispõe sobre a concessão de uso de terrenos públicos que possam atender o aproveitamento sustentável de comunidades tradicionais, que transcrevemos:</text:p>
      <text:p text:style-name="P43"><text:span text:style-name="T65">“Art. </text:span><text:span text:style-name="T87">7</text:span><text:span text:style-name="T59">o</text:span><text:span text:style-name="T61"> </text:span><text:span text:style-name="T87">É</text:span><text:span text:style-name="T65">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113">(Redação dada pela Lei nº 11.481, de 2007)</text:span></text:span></text:a><text:span text:style-name="Internet_20_link"><text:span text:style-name="T113">"</text:span></text:span></text:p>
      <text:p text:style-name="P36">O Decreto-Lei nº 1.876/1981, <text:span text:style-name="T133">d</text:span>ispõe sobre a regulamentação da renda mínima, para a sua concessão, que transcrevemos:</text:p>
      <text:p text:style-name="P44"><text:bookmark text:name="art1."/><text:span text:style-name="T65">"Art. 1</text:span><text:span text:style-name="T62">o</text:span><text:span text:style-name="T65">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113">(Redação dada pela Lei nº 11.481, de 2007)</text:span></text:span></text:a></text:p>
      <text:p text:style-name="P45">[…]</text:p>
      <text:p text:style-name="P44"><text:span text:style-name="T65">§ 2</text:span><text:span text:style-name="T60">o</text:span><text:span text:style-name="T62"> </text:span><text:span text:style-name="T65">Considera-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113">(Redação dada pela Lei nº 13.465, de 2017)</text:span></text:span></text:a></text:p>
      <text:p text:style-name="P44"><text:span text:style-name="T65">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113">(Incluído pela Lei nº 13.465, de 2017)</text:span></text:span></text:a><text:span text:style-name="T65">"</text:span></text:p>
      <text:p text:style-name="P47">O Decreto nº 6.040/2007, dispõe sobre a Política Nacional de Desenvolvimento Sustentável dos Povos e Comunidades Tradicionais, que transcrevemos:</text:p>
      <text:p text:style-name="P46"><text:span text:style-name="T25">“</text:span><text:span text:style-name="T26">Art. 1</text:span><text:span text:style-name="T57">o</text:span><text:span text:style-name="T63"> </text:span><text:span text:style-name="T26">Fica instituída a Política Nacional de Desenvolvimento Sustentável dos Povos e Comunidades Tradicionais - PNPCT, na forma do Anexo a este Decreto.</text:span></text:p>
      <text:p text:style-name="P44"><text:span text:style-name="T65">Art. 2</text:span><text:span text:style-name="T60">o</text:span><text:span text:style-name="T61"> </text:span><text:span text:style-name="T65">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113">Decreto de 13 de julho de 2006</text:span></text:span></text:a><text:span text:style-name="T65">, coordenar a implementação da Política Nacional para o Desenvolvimento Sustentável dos Povos e Comunidades Tradicionais.</text:span></text:p>
      <text:p text:style-name="P46"><text:span text:style-name="T26">Art. </text:span><text:span text:style-name="T52">3</text:span><text:span text:style-name="T58">o</text:span><text:span text:style-name="T64"> <text:s/></text:span><text:span text:style-name="T52">Para</text:span><text:span text:style-name="T26"> os fins deste Decreto e do seu Anexo compreende-se por:</text:span></text:p>
      <text:p text:style-name="P45">I - Povos e Comunidades Tradicionais: grupos culturalmente diferenciados e que se reconhecem como tais, que possuem formas próprias de organização social, que ocupam e usam territórios e <text:soft-page-break/>recursos naturais como condição para sua reprodução cultural, social, religiosa, ancestral e econômica, utilizando conhecimentos, inovações e práticas gerados e transmitidos pela tradição;</text:p>
      <text:p text:style-name="P45">[…]</text:p>
      <text:p text:style-name="P45">III - Desenvolvimento Sustentável: o uso equilibrado dos recursos naturais, voltado para a melhoria da qualidade de vida da presente geração, garantindo as mesmas possibilidades para as gerações futuras.”</text:p>
      <text:p text:style-name="P48">A Portaria SPU Nº 89 de 15/04/2010, disciplina a utilização do aproveitamento dos imóveis da União em favor das comunidades tradicionais, que transcrevemos:</text:p>
      <text:p text:style-name="P49"><text:span text:style-name="T86">“</text:span><text:span text:style-name="Strong_20_Emphasis"><text:span text:style-name="T65">A SECRETÁRIA DO PATRIMÔNIO DA UNIÃO</text:span></text:span><text:span text:style-name="T65">,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No- 271, de 28 de fevereiro de 1967 c/c Portaria SPU nº 100/2009, resolve:</text:span></text:p>
      <text:p text:style-name="P50">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50">Parágrafo único. A autorização prevista no caput poderá compreender as áreas utilizadas tradicionalmente para fins de moradia e uso sustentável dos recursos naturais, contíguas ou não.</text:p>
      <text:p text:style-name="P50">Art. 2º. O Termo de Autorização de Uso Sustentável – TAUS poderá ser outorgado a comunidades tradicionais que ocupem ou utilizem as seguintes áreas da União:</text:p>
      <text:p text:style-name="P50">[…]</text:p>
      <text:p text:style-name="P50">VI - terrenos de marinha e marginais presumidos.</text:p>
      <text:p text:style-name="P50">[…]<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50">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51"><text:span text:style-name="T65">[...]<text:line-break/>Art. 4º O Termo de Autorização de Uso Sustentável – TAUS das áreas definidas no artigo 2º </text:span><text:span text:style-name="Strong_20_Emphasis"><text:span text:style-name="T65">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65">. (grifo nosso)</text:span></text:p>
      <text:p text:style-name="P51"><text:span text:style-name="Strong_20_Emphasis"><text:span text:style-name="T65">§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 </text:span></text:span><text:span text:style-name="T65">(grifo nosso)"</text:span></text:p>
      <text:p text:style-name="P52">A Instrução Normativa nº 02/2014, da Secretaria do Patrimônio da União, dispõe sobre autorização de uso sustentável, que transcrevemos:</text:p>
      <text:p text:style-name="P53"><text:soft-page-break/>"Art. 20 O Termo de Autorização de Uso Sustentável - TAUS poderá ser outorgado em caráter excepcional, transitório e precário, nos termos da Portaria SPU nº 89/2010, às comunidades tradicionais que ocupam ou utilizam as seguintes áreas da União.</text:p>
      <text:p text:style-name="P55"><text:span text:style-name="T25">“</text:span><text:span text:style-name="T26">I - áreas de várzeas e mangues, enquanto leito de corpos de água federais;</text:span></text:p>
      <text:p text:style-name="P56">II - mar territorial;</text:p>
      <text:p text:style-name="P56">III - áreas de praia marítima ou fluvial federais;</text:p>
      <text:p text:style-name="P56">IV - ilhas federais fluviais, oceânicas ou situadas em faixa de fronteira;</text:p>
      <text:p text:style-name="P56">V - acrescidos de marinha e marginais de rio federais;</text:p>
      <text:p text:style-name="P56">VI - terrenos de marinha e marginais presumidos.</text:p>
      <text:p text:style-name="P54">Parágrafo único. O Termo de Autorização de Uso Sustentável poderá ser outorgado nas seguintes modalidades:<text:span text:style-name="T115"> </text:span><text:span text:style-name="T116">(grifo nosso)</text:span>”</text:p>
      <text:p text:style-name="P17"><text:span text:style-name="T124">VIII-</text:span>P<text:span text:style-name="T104">ROJETO PILOTO:</text:span></text:p>
      <text:p text:style-name="P20"><text:span text:style-name="T104">Mediante a realização do Seminário, com a contribuição de vários municípios e órgãos públicos, </text:span>esta Superintendência em conjunto com a Superintendência de Pesca, Maricultura e Agricultura de Florianópolis, <text:span text:style-name="T104">está propondo a implantação do </text:span><text:span text:style-name="T93">“Projeto Piloto de Descentralização e Modernização </text:span><text:span text:style-name="T94">Administrativ</text:span><text:span text:style-name="T100">a</text:span><text:span text:style-name="T93">”</text:span>, <text:span text:style-name="T105">para a </text:span><text:s/>regularização de rancho de pesca, facilita<text:span text:style-name="T105">ndo assim </text:span>a vida dos pescadores e dos órgãos envolvidos, com anuência do Município, para <text:span text:style-name="T105">a regularização de suas atividades em diversos órgãos, bem como, </text:span>a emissão do TAUS, conforme <text:span text:style-name="T97">ANEXO I -</text:span><text:span text:style-name="T105"> </text:span><text:span text:style-name="T93">FLUXOGRAMA.</text:span></text:p>
      <text:p text:style-name="P18"><text:span text:style-name="T106">Foi sugerido também, </text:span>a realiza<text:span text:style-name="T105">ção de </text:span>um planejamento articulado pelo Município de Florianópolis (Pesca, Floram, IPUF e SMDU), para atender as solicitações de demandas judiciais e dos pescadores, com a elaboração de cronograma regionalizado, <text:span text:style-name="T133">a ser </text:span>propo<text:span text:style-name="T133">sto </text:span>ao MPF, melhorando assim a capacidade de atendimento e acompanhamento das ações a serem executadas.</text:p>
      <text:p text:style-name="P21">A SPU/SC, ficará responsável em dar apoio <text:span text:style-name="T125">a</text:span>o que for necessário, para o cumprimento deste projeto, nos seguintes termos:</text:p>
      <text:list xml:id="list7616568873997971719" text:style-name="L4">
        <text:list-item>
          <text:p text:style-name="P73"><text:span text:style-name="T55">Ponto de Atendimento - </text:span><text:span text:style-name="T33">A</text:span><text:span text:style-name="T45"> área responsável pela pesca </text:span><text:span text:style-name="T46">no Município</text:span><text:span text:style-name="T45"> </text:span><text:span text:style-name="T46">ficará responsável pelo </text:span><text:span text:style-name="T45">preenchimento do</text:span><text:span text:style-name="T44"> Requerimento </text:span><text:span text:style-name="T46">do Pescador,</text:span><text:span text:style-name="T44"> no site da SPU, </text:span><text:span text:style-name="T47">com a </text:span><text:span text:style-name="T45">identificação e caracterização do rancho quanto ao uso do solo, em relação ao </text:span><text:span text:style-name="T47">P</text:span><text:span text:style-name="T45">lanto </text:span><text:span text:style-name="T47">D</text:span><text:span text:style-name="T45">iretor </text:span><text:span text:style-name="T47">M</text:span><text:span text:style-name="T45">unicipal e </text:span><text:span text:style-name="T47">A</text:span><text:span text:style-name="T45">mbiental, bem como, </text:span><text:span text:style-name="T47">pela </text:span><text:span text:style-name="T46">identificação e caracterização </text:span><text:span text:style-name="T47">do</text:span><text:span text:style-name="T46"> </text:span><text:span text:style-name="T45">pescador </text:span><text:span text:style-name="T47">se </text:span><text:span text:style-name="T45">faz parte de Comunidade Tradicional, de uso sustentável,</text:span><text:span text:style-name="T44"> </text:span><text:span text:style-name="T45">evitando </text:span><text:span text:style-name="T46">assim, o deslocamento do </text:span><text:span text:style-name="T45">pescador </text:span><text:span text:style-name="T46">até a </text:span><text:span text:style-name="T45">Sede da SPU/SC, para abertura do processo e assinatura do TAUS, </text:span><text:span text:style-name="T46">sendo feito tudo no</text:span><text:span text:style-name="T45"> próprio Município, com anuência do Prefeito</text:span><text:span text:style-name="T44">;</text:span></text:p>
        </text:list-item>
        <text:list-item>
          <text:p text:style-name="P74"><text:span text:style-name="T24">A partir da </text:span><text:span text:style-name="T48">data da assinatura desta Ata, os pescadores deverão dirigir-</text:span><text:span text:style-name="T43">se</text:span><text:span text:style-name="T48"> até a S</text:span><text:span text:style-name="T24">uperintendência de Pesca, Maricultura e Agricultura – SMPMA, sito …..............., fone …....., para </text:span><text:span text:style-name="T48">a regularização do seu rancho.</text:span></text:p>
        </text:list-item>
        <text:list-item>
          <text:p text:style-name="P74"><text:span text:style-name="T24">Após </text:span><text:span text:style-name="T49">protocolização do </text:span><text:span text:style-name="T24">Requerimento Eletrônico </text:span><text:span text:style-name="T43">na</text:span><text:span text:style-name="T49"> SPU/SC, </text:span><text:span text:style-name="T43">esta </text:span><text:span text:style-name="T49">informará o número do processo ao Município, </text:span><text:span text:style-name="T24"><text:s/></text:span><text:span text:style-name="T49">para as aprovações abaixo:</text:span></text:p>
        </text:list-item>
        <text:list-item>
          <text:p text:style-name="P78"><text:span text:style-name="T91">SMPMA </text:span><text:span text:style-name="T92">- Superintendência de Pesca, Maricultura e Agricultura, ficará responsável pela entrevista, para verificar se o pescador faz parte de Comunidade Tradicional, conforme </text:span><text:span text:style-name="T91">ANEXO IV</text:span><text:span text:style-name="T92">;</text:span></text:p>
        </text:list-item>
        <text:list-item>
          <text:p text:style-name="P79"><text:span text:style-name="T91">FLORAM</text:span><text:span text:style-name="T92"> – Fundação Municipal do Meio Ambiente de Florianópolis, ficará responsável pela emissão do laudo ambiental, conforme memorial descritivo e planta de identificação aérea Google Earth - </text:span><text:span text:style-name="T91">ANEXO V</text:span><text:span text:style-name="T92">;</text:span></text:p>
        </text:list-item>
        <text:list-item>
          <text:p text:style-name="P79"><text:span text:style-name="T91">IPUF</text:span><text:span text:style-name="T92"> – Instituto de Pesquisa e Panejamento Urbano de Florianópolis, ficará responsável pela informação se o rancho atende o planejamento urbano; e,</text:span></text:p>
        </text:list-item>
        <text:list-item>
          <text:p text:style-name="P79"><text:soft-page-break/><text:span text:style-name="T56">SMDU</text:span><text:span text:style-name="T49"> – Secretaria Municipal de Meio Ambiente, Planejamento e Desenvolvimento Urbano de Florianópolis, ficará responsável.</text:span></text:p>
        </text:list-item>
        <text:list-item>
          <text:p text:style-name="P76"><text:span text:style-name="T70">Os processos de </text:span><text:span text:style-name="T66">ranchos </text:span><text:span text:style-name="T70">de pesca que estão tramitando na </text:span><text:span text:style-name="T66">SPU/SC, </text:span><text:span text:style-name="T70">que necessite de autorização do Município, serão enviados </text:span><text:span text:style-name="T66">à </text:span><text:span text:style-name="Strong_20_Emphasis"><text:span text:style-name="T82">SMPMA, </text:span></text:span><text:span text:style-name="T66">para a </text:span><text:span text:style-name="T70">análise </text:span><text:span text:style-name="T66">e emissão da minuta do Termo </text:span><text:span text:style-name="T70">de Autorização de Uso Sustentável - TAUS</text:span><text:span text:style-name="T66">, com anuência d</text:span><text:span text:style-name="T70">o Prefeito</text:span><text:span text:style-name="T66">; </text:span></text:p>
        </text:list-item>
        <text:list-item>
          <text:p text:style-name="P75"><text:span text:style-name="T24">Após aprovaç</text:span><text:span text:style-name="T49">ão do </text:span><text:span text:style-name="T24">Município, a minuta do </text:span><text:span text:style-name="T54">Termo de Autorização de Uso Sustentável - TAUS</text:span><text:span text:style-name="T24">, </text:span><text:span text:style-name="T54">com anuência do Município,</text:span><text:span text:style-name="T24"> </text:span><text:span text:style-name="T49">será </text:span><text:span text:style-name="T24">encaminha</text:span><text:span text:style-name="T49">da</text:span><text:span text:style-name="T24"> à SPU/SC, para </text:span><text:span text:style-name="T49">análise </text:span><text:span text:style-name="T43">e </text:span><text:span text:style-name="T24">aprovação, conforme ANEXO VI; </text:span><text:span text:style-name="T51">e,</text:span></text:p>
        </text:list-item>
        <text:list-item>
          <text:p text:style-name="P77">A SPU/SC, ficará responsável em receber a minuta do TAUS, para analisar, cadastrar, aprovar, assinar e enviar ao Município de Florianópolis, num prazo de 30 (trinta) dias, para a assinatura do Prefeito e do beneficiário.</text:p>
        </text:list-item>
      </text:list>
      <text:p text:style-name="P81">Este projeto, no futuro, poderá servir como modelo de implementação de outras ações integradas que envolvam o projeto orla, gestão de praias, fiscalização, <text:span text:style-name="T134">planta de valores genéricas,</text:span> cadastramento em massa, <text:span text:style-name="T134">aumento da base de arrecadação</text:span> e outras correlatas, capacitando os servidores da SPU, como técnicos especialista<text:span text:style-name="T134">s</text:span> do Patrimônio”, <text:span text:style-name="T134">ao invés </text:span>de tarefas fragmentadas <text:span text:style-name="T134">que estão sendo </text:span>realizada<text:span text:style-name="T134">s</text:span>, por vári<text:span text:style-name="T134">a</text:span>s <text:span text:style-name="T134">áreas em duplicidade (Município e SPU).</text:span></text:p>
      <text:p text:style-name="P37">Esta proposta, visa modernizar os procedimentos de regularização de ranchos de pesca de cunho social, simplificando assim, a forma de administrar o imobiliário patrimonial,<text:span text:style-name="T93"> com anuência do Município;</text:span> <text:span text:style-name="T114">por esse motivo, propomos a implantação do </text:span>“<text:span text:style-name="T93">Projeto Piloto de Descentralização e Modernização Administrativa</text:span>”, <text:span text:style-name="T107">que vai </text:span>assinado, pelos técnicos qualificados abaixo, visando submet<text:span text:style-name="T135">ê-lo à </text:span>aprovação dos <text:span text:style-name="T126">d</text:span>irigentes da SPU/SC e <text:span text:style-name="T135">do </text:span>Município de Florianópolis.</text:p>
      <table:table table:name="Tabela3" table:style-name="Tabela3">
        <table:table-column table:style-name="Tabela3.A"/>
        <table:table-column table:style-name="Tabela3.B"/>
        <table:table-row>
          <table:table-cell table:style-name="Tabela3.A1" office:value-type="string">
            <text:p text:style-name="P29"><text:s text:c="3"/>NUREF/SPU/SC</text:p>
          </table:table-cell>
          <table:table-cell table:style-name="Tabela3.B1" office:value-type="string">
            <text:p text:style-name="P23"><text:span text:style-name="Strong_20_Emphasis"><text:span text:style-name="T89"><text:s/>Superintendência de Pesca, Maricultura e Agricultura de Florianópolis</text:span></text:span></text:p>
          </table:table-cell>
        </table:table-row>
        <table:table-row>
          <table:table-cell table:style-name="Tabela3.A2" office:value-type="string">
            <text:p text:style-name="P31"/>
            <text:p text:style-name="P31">Humberto Pereira de Almeida</text:p>
            <text:p text:style-name="P31">Responsável pela NUREF</text:p>
            <text:p text:style-name="P31"/>
            <text:p text:style-name="P31"/>
            <text:p text:style-name="P31">Alexandre Pandino Azevedo</text:p>
            <text:p text:style-name="P31">Analista em Ciência e Tecnologia</text:p>
            <text:p text:style-name="P31"/>
            <text:p text:style-name="P31"/>
            <text:p text:style-name="P31">Rosely Maria Azevedo</text:p>
            <text:p text:style-name="P31">Profissional Médio Suporte</text:p>
          </table:table-cell>
          <table:table-cell table:style-name="Tabela3.B2" office:value-type="string">
            <text:p text:style-name="P31"/>
            <text:p text:style-name="P31">Adriano Roberto Weickert</text:p>
            <text:p text:style-name="P30"><text:span text:style-name="T127">Superintendente da </text:span><text:span text:style-name="Strong_20_Emphasis"><text:span text:style-name="T89">SMPMA</text:span></text:span></text:p>
            <text:p text:style-name="P31"/>
            <text:p text:style-name="P31"/>
            <text:p text:style-name="P31">Fernanda Santos Amorim</text:p>
            <text:p text:style-name="P30"><text:span text:style-name="Strong_20_Emphasis"><text:span text:style-name="T89">SMPMA</text:span></text:span></text:p>
          </table:table-cell>
        </table:table-row>
      </table:table>
      <text:p text:style-name="P67"/>
      <text:p text:style-name="P68"><text:span text:style-name="T129"><text:s text:c="56"/></text:span></text:p>
      <text:p text:style-name="P68"><text:span text:style-name="T129"/></text:p>
      <text:p text:style-name="P68"><text:span text:style-name="T129"/></text:p>
      <text:p text:style-name="P68"><text:span text:style-name="T129"/></text:p>
      <text:p text:style-name="P68"><text:span text:style-name="T129"/></text:p>
      <text:p text:style-name="P68"><text:span text:style-name="T129"/></text:p>
      <text:p text:style-name="P68"><text:soft-page-break/><text:span text:style-name="T129"/></text:p>
      <text:p text:style-name="P57">MINISTÉRIO DA ECONOMIA</text:p>
      <text:p text:style-name="P58">SECRETARIA DE COORDENAÇÃO E GOVERNANÇA DO PATRIMÔNIO DA UNIÃO</text:p>
      <text:p text:style-name="P59">Superintendência do Patrimônio da União em Santa Catarina</text:p>
      <text:p text:style-name="P70"><text:span text:style-name="Strong_20_Emphasis"><text:span text:style-name="T137">Praça XV de novembro, 336, CENTRO, FLORIANÓPOLIS/SC, CEP 88010-40</text:span></text:span><text:span text:style-name="Strong_20_Emphasis"><text:span text:style-name="T138">0, FONE (48) 3251-8200</text:span></text:span></text:p>
      <text:p text:style-name="P70"><text:span text:style-name="Strong_20_Emphasis"><text:span text:style-name="T138"/></text:span></text:p>
      <text:p text:style-name="P70"><text:span text:style-name="T132">ANEXO VI</text:span></text:p>
      <text:p text:style-name="P70"><text:span text:style-name="T131">TERMO DE </text:span><text:span text:style-name="T130">HOMOLOGAÇÃO</text:span></text:p>
      <text:p text:style-name="P69"><text:span text:style-name="T130"/></text:p>
      <text:p text:style-name="P69"><text:span text:style-name="T130"/></text:p>
      <text:p text:style-name="P71"><text:span text:style-name="T128">PROCESSO Nº:</text:span></text:p>
      <text:p text:style-name="P71"><text:span text:style-name="T130">I</text:span><text:span text:style-name="T128">NTERESSADOS: Município de Florianópolis/SC </text:span></text:p>
      <text:p text:style-name="P71"><text:span text:style-name="T128"><text:s text:c="34"/>Superintendência do Patrimônio da União </text:span><text:span text:style-name="T132">em Santa Catarina – SPU/SC</text:span></text:p>
      <text:p text:style-name="P71"><text:span text:style-name="T128"/></text:p>
      <text:p text:style-name="P71"><text:span text:style-name="T128">ASSUNTO: Homologação do Projeto Piloto de Descentralização e Modernização Administrativa</text:span><text:span text:style-name="T117">, visando </text:span><text:span text:style-name="T118">a</text:span><text:span text:style-name="T117"> re</text:span><text:span text:style-name="Strong_20_Emphasis"><text:span text:style-name="T119">gulamentação de procedimentos entre as instituições quanto </text:span></text:span><text:span text:style-name="Strong_20_Emphasis"><text:span text:style-name="T121">à</text:span></text:span><text:span text:style-name="Strong_20_Emphasis"><text:span text:style-name="T119"> regularização de ranchos, para pescadores artesanais/profissionais de Comunidades Tradicionais em Santa Catarina, </text:span></text:span><text:span text:style-name="Strong_20_Emphasis"><text:span text:style-name="T120">de uso sustentável, </text:span></text:span><text:span text:style-name="Strong_20_Emphasis"><text:span text:style-name="T119">com anuência do Município de Florianópolis/</text:span></text:span><text:span text:style-name="Strong_20_Emphasis"><text:span text:style-name="T121">SC</text:span></text:span><text:span text:style-name="Strong_20_Emphasis"><text:span text:style-name="T119">.</text:span></text:span></text:p>
      <text:p text:style-name="P71"><text:span text:style-name="T128"/></text:p>
      <text:p text:style-name="P15">Mediante os estudos realizados <text:span text:style-name="T136">pelos técnicos desta Superintendência e do Município de Florianópolis, conforme Ata de Reunião, de …..... (Evento …..), do processo em referência, aprovamos o </text:span>“<text:span text:style-name="T93">Projeto Piloto de Descentralização e Modernização Administrativa</text:span>, nos termos da Ata, <text:span text:style-name="T136">dando ciência à Unidade Central, para conhecimento e providências complementares que julgar necessário.</text:span></text:p>
      <text:p text:style-name="P14"/>
      <text:p text:style-name="P14"/>
      <text:p text:style-name="P9"><text:span text:style-name="T8">NABIH HENRIQUE CHRAIM <text:s text:c="31"/></text:span><text:span text:style-name="T103">GEAN MARQUES LOUREIRO </text:span></text:p>
      <text:p text:style-name="P3"><text:s text:c="5"/>Superintendente da SPU/SC <text:s text:c="48"/>Prefeito</text:p>
      <text:p text:style-name="P2"/>
      <text:p text:style-name="P2"/>
      <text:p text:style-name="P2"/>
      <text:p text:style-name="P28"><text:span text:style-name="T90">(</text:span><text:a xlink:type="simple" xlink:href="mailto:agripesca@garopaba.sc.gov.br"><text:span text:style-name="T101">agripesca@garopaba.sc.gov.br</text:span></text:a><text:span text:style-name="T90"> <text:s/>- A/C Edevaldo Gonçalves da Silva Júnior – Secretário de Pes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05T10:37:03.100000000</dc:date>
    <meta:editing-duration>PT18H48M57S</meta:editing-duration>
    <meta:editing-cycles>65</meta:editing-cycles>
    <meta:generator>LibreOffice/4.1.4.2$Windows_x86 LibreOffice_project/0a0440ccc0227ad9829de5f46be37cfb6edcf72</meta:generator>
    <meta:print-date>2019-12-05T10:28:08.443000000</meta:print-date>
    <meta:document-statistic meta:table-count="3" meta:image-count="0" meta:object-count="0" meta:page-count="8" meta:paragraph-count="149" meta:word-count="3083" meta:character-count="21070" meta:non-whitespace-character-count="17946"/>
  </office:meta>
</office:document-meta>
</file>